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39in"/>
    </style:style>
    <style:style style:name="co2" style:family="table-column">
      <style:table-column-properties fo:break-before="auto" style:column-width="0.3598in"/>
    </style:style>
    <style:style style:name="co3" style:family="table-column">
      <style:table-column-properties fo:break-before="auto" style:column-width="0.9709in"/>
    </style:style>
    <style:style style:name="co4" style:family="table-column">
      <style:table-column-properties fo:break-before="auto" style:column-width="1.1236in"/>
    </style:style>
    <style:style style:name="co5" style:family="table-column">
      <style:table-column-properties fo:break-before="auto" style:column-width="1.2764in"/>
    </style:style>
    <style:style style:name="co6" style:family="table-column">
      <style:table-column-properties fo:break-before="auto" style:column-width="0.7091in"/>
    </style:style>
    <style:style style:name="co7" style:family="table-column">
      <style:table-column-properties fo:break-before="auto" style:column-width="1.2547in"/>
    </style:style>
    <style:style style:name="co8" style:family="table-column">
      <style:table-column-properties fo:break-before="auto" style:column-width="1.4953in"/>
    </style:style>
    <style:style style:name="co9" style:family="table-column">
      <style:table-column-properties fo:break-before="auto" style:column-width="0.698in"/>
    </style:style>
    <style:style style:name="ro1" style:family="table-row">
      <style:table-row-properties style:row-height="0.2319in" fo:break-before="auto" style:use-optimal-row-height="true"/>
    </style:style>
    <style:style style:name="ta1" style:family="table" style:master-page-name="PageStyle_5f_Dati">
      <style:table-properties table:display="true" style:writing-mode="lr-tb"/>
    </style:style>
    <style:style style:name="ta2" style:family="table" style:master-page-name="PageStyle_5f_Criterio_20_1">
      <style:table-properties table:display="true" style:writing-mode="lr-tb"/>
    </style:style>
    <style:style style:name="ta3" style:family="table" style:master-page-name="PageStyle_5f_Criterio_20_2">
      <style:table-properties table:display="true" style:writing-mode="lr-tb"/>
    </style:style>
    <style:style style:name="ta4" style:family="table" style:master-page-name="PageStyle_5f_Criterio_20_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555in solid #008080" style:direction="ltr" fo:border-right="none" style:rotation-angle="0" style:rotation-align="none" style:shrink-to-fit="false" fo:border-top="0.0555in solid #008080" style:vertical-align="automatic"/>
      <style:paragraph-properties fo:text-align="center" fo:margin-left="0in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" style:family="table-cell" style:parent-style-name="Default">
      <style:table-cell-properties style:glyph-orientation-vertical="0" fo:border-bottom="none" fo:background-color="#008080" style:diagonal-bl-tr="none" style:diagonal-tl-br="none" style:text-align-source="value-type" style:repeat-content="false" fo:wrap-option="no-wrap" fo:border-left="0.0555in solid #008080" style:direction="ltr" fo:border-right="none" style:rotation-angle="0" style:rotation-align="none" style:shrink-to-fit="false" fo:border-top="0.0138in solid #00ffff" style:vertical-align="automatic"/>
      <style:paragraph-properties fo:margin-left="0in" style:writing-mode="page"/>
      <style:text-properties fo:color="#ffffff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555in solid #008080" fo:background-color="#008080" style:diagonal-bl-tr="none" style:diagonal-tl-br="none" style:text-align-source="value-type" style:repeat-content="false" fo:wrap-option="no-wrap" fo:border-left="0.0555in solid #008080" style:direction="ltr" fo:border-right="none" style:rotation-angle="0" style:rotation-align="none" style:shrink-to-fit="false" fo:border-top="0.0138in solid #00ffff" style:vertical-align="automatic"/>
      <style:paragraph-properties fo:margin-left="0in" style:writing-mode="page"/>
      <style:text-properties fo:color="#ffffff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8080" style:vertical-align="automatic"/>
      <style:paragraph-properties fo:text-align="center" fo:margin-left="0in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6" style:family="table-cell" style:parent-style-name="Default">
      <style:table-cell-properties style:glyph-orientation-vertical="0" fo:border-bottom="none" fo:background-color="#00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ffff" style:vertical-align="automatic"/>
      <style:paragraph-properties fo:margin-left="0in" style:writing-mode="page"/>
      <style:text-properties fo:color="#ffffff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555in solid #008080" fo:background-color="#00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ffff" style:vertical-align="automatic"/>
      <style:paragraph-properties fo:margin-left="0in" style:writing-mode="page"/>
      <style:text-properties fo:color="#ffffff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" style:family="table-cell" style:parent-style-name="Euro">
      <style:table-cell-properties style:glyph-orientation-vertical="0" fo:border-bottom="none" fo:background-color="#00808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ffff" style:vertical-align="automatic"/>
      <style:paragraph-properties fo:margin-left="0in" style:writing-mode="page"/>
      <style:text-properties fo:color="#ffffff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555in solid #008080" style:rotation-angle="0" style:rotation-align="none" style:shrink-to-fit="false" fo:border-top="0.0555in solid #008080" style:vertical-align="automatic"/>
      <style:paragraph-properties fo:text-align="center" fo:margin-left="0in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10" style:family="table-cell" style:parent-style-name="Euro">
      <style:table-cell-properties style:glyph-orientation-vertical="0" fo:border-bottom="none" fo:background-color="#008080" style:cell-protect="protected" style:print-content="true" style:diagonal-bl-tr="none" style:diagonal-tl-br="none" style:text-align-source="value-type" style:repeat-content="false" fo:wrap-option="no-wrap" fo:border-left="none" style:direction="ltr" fo:border-right="0.0555in solid #008080" style:rotation-angle="0" style:rotation-align="none" style:shrink-to-fit="false" fo:border-top="0.0138in solid #00ffff" style:vertical-align="automatic"/>
      <style:paragraph-properties fo:margin-left="0in" style:writing-mode="page"/>
      <style:text-properties fo:color="#ffffff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Dati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47" table:default-cell-style-name="ce4"/>
        <table:table-row table:style-name="ro1">
          <table:table-cell table:style-name="ce1" office:value-type="string">
            <text:p>Codice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Reparto</text:p>
          </table:table-cell>
          <table:table-cell table:style-name="ce5" office:value-type="string">
            <text:p>Fornitore</text:p>
          </table:table-cell>
          <table:table-cell table:style-name="ce5" office:value-type="string">
            <text:p>Zona</text:p>
          </table:table-cell>
          <table:table-cell table:style-name="ce5" office:value-type="string">
            <text:p>Anno</text:p>
          </table:table-cell>
          <table:table-cell table:style-name="ce5" office:value-type="string">
            <text:p>Agente</text:p>
          </table:table-cell>
          <table:table-cell table:style-name="ce5" office:value-type="string">
            <text:p>Entrate</text:p>
          </table:table-cell>
          <table:table-cell table:style-name="ce9" office:value-type="string">
            <text:p>Uscit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342.37">
            <text:p><text:s/>€ 1.342,37 </text:p>
          </table:table-cell>
          <table:table-cell table:style-name="ce10" office:value-type="float" office:value="1581.7">
            <text:p><text:s/>€ 1.581,7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466.86">
            <text:p><text:s/>€ 1.466,86 </text:p>
          </table:table-cell>
          <table:table-cell table:style-name="ce10" office:value-type="float" office:value="1249.92">
            <text:p><text:s/>€ 1.249,9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817.37">
            <text:p><text:s/>€ 1.817,37 </text:p>
          </table:table-cell>
          <table:table-cell table:style-name="ce10" office:value-type="float" office:value="1630.74">
            <text:p><text:s/>€ 1.630,7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047.52">
            <text:p><text:s/>€ 1.047,52 </text:p>
          </table:table-cell>
          <table:table-cell table:style-name="ce10" office:value-type="float" office:value="1908.16">
            <text:p><text:s/>€ 1.908,1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463.3">
            <text:p><text:s/>€ 1.463,30 </text:p>
          </table:table-cell>
          <table:table-cell table:style-name="ce10" office:value-type="float" office:value="1267.64">
            <text:p><text:s/>€ 1.267,6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63">
            <text:p>6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108.5">
            <text:p><text:s/>€ 1.108,50 </text:p>
          </table:table-cell>
          <table:table-cell table:style-name="ce10" office:value-type="float" office:value="1771.65">
            <text:p><text:s/>€ 1.771,6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573.33">
            <text:p><text:s/>€ 1.573,33 </text:p>
          </table:table-cell>
          <table:table-cell table:style-name="ce10" office:value-type="float" office:value="1853.6">
            <text:p><text:s/>€ 1.853,6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206.8">
            <text:p><text:s/>€ 1.206,80 </text:p>
          </table:table-cell>
          <table:table-cell table:style-name="ce10" office:value-type="float" office:value="1217.05">
            <text:p><text:s/>€ 1.217,0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354.88">
            <text:p><text:s/>€ 1.354,88 </text:p>
          </table:table-cell>
          <table:table-cell table:style-name="ce10" office:value-type="float" office:value="1440.69">
            <text:p><text:s/>€ 1.440,6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63">
            <text:p>6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234.1">
            <text:p><text:s/>€ 1.234,10 </text:p>
          </table:table-cell>
          <table:table-cell table:style-name="ce10" office:value-type="float" office:value="1348.8">
            <text:p><text:s/>€ 1.348,8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83">
            <text:p>8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374.69">
            <text:p><text:s/>€ 1.374,69 </text:p>
          </table:table-cell>
          <table:table-cell table:style-name="ce10" office:value-type="float" office:value="1000.89">
            <text:p><text:s/>€ 1.000,8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71">
            <text:p>7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106.38">
            <text:p><text:s/>€ 1.106,38 </text:p>
          </table:table-cell>
          <table:table-cell table:style-name="ce10" office:value-type="float" office:value="1947.77">
            <text:p><text:s/>€ 1.947,7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882.44">
            <text:p><text:s/>€ 1.882,44 </text:p>
          </table:table-cell>
          <table:table-cell table:style-name="ce10" office:value-type="float" office:value="1609.7">
            <text:p><text:s/>€ 1.609,7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897.08">
            <text:p><text:s/>€ 1.897,08 </text:p>
          </table:table-cell>
          <table:table-cell table:style-name="ce10" office:value-type="float" office:value="1407.4">
            <text:p><text:s/>€ 1.407,4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49">
            <text:p>4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726.22">
            <text:p><text:s/>€ 1.726,22 </text:p>
          </table:table-cell>
          <table:table-cell table:style-name="ce10" office:value-type="float" office:value="1406.25">
            <text:p><text:s/>€ 1.406,2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755.11">
            <text:p><text:s/>€ 1.755,11 </text:p>
          </table:table-cell>
          <table:table-cell table:style-name="ce10" office:value-type="float" office:value="1140.05">
            <text:p><text:s/>€ 1.140,0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821.55">
            <text:p><text:s/>€ 1.821,55 </text:p>
          </table:table-cell>
          <table:table-cell table:style-name="ce10" office:value-type="float" office:value="1674.4">
            <text:p><text:s/>€ 1.674,4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71">
            <text:p>7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680.22">
            <text:p><text:s/>€ 1.680,22 </text:p>
          </table:table-cell>
          <table:table-cell table:style-name="ce10" office:value-type="float" office:value="1682.32">
            <text:p><text:s/>€ 1.682,3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983.36">
            <text:p><text:s/>€ 1.983,36 </text:p>
          </table:table-cell>
          <table:table-cell table:style-name="ce10" office:value-type="float" office:value="1741.36">
            <text:p><text:s/>€ 1.741,3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83">
            <text:p>8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442.19">
            <text:p><text:s/>€ 1.442,19 </text:p>
          </table:table-cell>
          <table:table-cell table:style-name="ce10" office:value-type="float" office:value="1931.64">
            <text:p><text:s/>€ 1.931,6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79">
            <text:p>7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Isole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890.34">
            <text:p><text:s/>€ 1.890,34 </text:p>
          </table:table-cell>
          <table:table-cell table:style-name="ce10" office:value-type="float" office:value="1834.91">
            <text:p><text:s/>€ 1.834,91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38">
            <text:p>38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326.04">
            <text:p><text:s/>€ 1.326,04 </text:p>
          </table:table-cell>
          <table:table-cell table:style-name="ce10" office:value-type="float" office:value="1269.44">
            <text:p><text:s/>€ 1.269,4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67">
            <text:p>6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915.73">
            <text:p><text:s/>€ 1.915,73 </text:p>
          </table:table-cell>
          <table:table-cell table:style-name="ce10" office:value-type="float" office:value="1632.22">
            <text:p><text:s/>€ 1.632,2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67">
            <text:p>6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109.04">
            <text:p><text:s/>€ 1.109,04 </text:p>
          </table:table-cell>
          <table:table-cell table:style-name="ce10" office:value-type="float" office:value="1059.42">
            <text:p><text:s/>€ 1.059,4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67">
            <text:p>6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938.09">
            <text:p><text:s/>€ 1.938,09 </text:p>
          </table:table-cell>
          <table:table-cell table:style-name="ce10" office:value-type="float" office:value="1214.72">
            <text:p><text:s/>€ 1.214,7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A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906.25">
            <text:p><text:s/>€ 1.906,25 </text:p>
          </table:table-cell>
          <table:table-cell table:style-name="ce10" office:value-type="float" office:value="1484.65">
            <text:p><text:s/>€ 1.484,6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953.37">
            <text:p><text:s/>€ 1.953,37 </text:p>
          </table:table-cell>
          <table:table-cell table:style-name="ce10" office:value-type="float" office:value="1252.35">
            <text:p><text:s/>€ 1.252,3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137.76">
            <text:p><text:s/>€ 1.137,76 </text:p>
          </table:table-cell>
          <table:table-cell table:style-name="ce10" office:value-type="float" office:value="1119.42">
            <text:p><text:s/>€ 1.119,4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751.21">
            <text:p><text:s/>€ 1.751,21 </text:p>
          </table:table-cell>
          <table:table-cell table:style-name="ce10" office:value-type="float" office:value="1804.7">
            <text:p><text:s/>€ 1.804,7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44">
            <text:p>44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Isole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309.56">
            <text:p><text:s/>€ 1.309,56 </text:p>
          </table:table-cell>
          <table:table-cell table:style-name="ce10" office:value-type="float" office:value="1416.53">
            <text:p><text:s/>€ 1.416,5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55">
            <text:p>5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926.86">
            <text:p><text:s/>€ 1.926,86 </text:p>
          </table:table-cell>
          <table:table-cell table:style-name="ce10" office:value-type="float" office:value="1940.51">
            <text:p><text:s/>€ 1.940,51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002.33">
            <text:p><text:s/>€ 1.002,33 </text:p>
          </table:table-cell>
          <table:table-cell table:style-name="ce10" office:value-type="float" office:value="1062.52">
            <text:p><text:s/>€ 1.062,5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91">
            <text:p>9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998">
            <text:p><text:s/>€ 1.998,00 </text:p>
          </table:table-cell>
          <table:table-cell table:style-name="ce10" office:value-type="float" office:value="1542.52">
            <text:p><text:s/>€ 1.542,5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30">
            <text:p>3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181.61">
            <text:p><text:s/>€ 1.181,61 </text:p>
          </table:table-cell>
          <table:table-cell table:style-name="ce10" office:value-type="float" office:value="1850.93">
            <text:p><text:s/>€ 1.850,9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78">
            <text:p>78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335.98">
            <text:p><text:s/>€ 1.335,98 </text:p>
          </table:table-cell>
          <table:table-cell table:style-name="ce10" office:value-type="float" office:value="1903.42">
            <text:p><text:s/>€ 1.903,4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62">
            <text:p>6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681.38">
            <text:p><text:s/>€ 1.681,38 </text:p>
          </table:table-cell>
          <table:table-cell table:style-name="ce10" office:value-type="float" office:value="1075.4">
            <text:p><text:s/>€ 1.075,4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629.72">
            <text:p><text:s/>€ 1.629,72 </text:p>
          </table:table-cell>
          <table:table-cell table:style-name="ce10" office:value-type="float" office:value="1649.27">
            <text:p><text:s/>€ 1.649,2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A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527.42">
            <text:p><text:s/>€ 1.527,42 </text:p>
          </table:table-cell>
          <table:table-cell table:style-name="ce10" office:value-type="float" office:value="1956.06">
            <text:p><text:s/>€ 1.956,0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98">
            <text:p>98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822.08">
            <text:p><text:s/>€ 1.822,08 </text:p>
          </table:table-cell>
          <table:table-cell table:style-name="ce10" office:value-type="float" office:value="1862.63">
            <text:p><text:s/>€ 1.862,6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689.41">
            <text:p><text:s/>€ 1.689,41 </text:p>
          </table:table-cell>
          <table:table-cell table:style-name="ce10" office:value-type="float" office:value="1940.27">
            <text:p><text:s/>€ 1.940,2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057.49">
            <text:p><text:s/>€ 1.057,49 </text:p>
          </table:table-cell>
          <table:table-cell table:style-name="ce10" office:value-type="float" office:value="1829.26">
            <text:p><text:s/>€ 1.829,2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26">
            <text:p>26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420.96">
            <text:p><text:s/>€ 1.420,96 </text:p>
          </table:table-cell>
          <table:table-cell table:style-name="ce10" office:value-type="float" office:value="1414.36">
            <text:p><text:s/>€ 1.414,3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98">
            <text:p>98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905.81">
            <text:p><text:s/>€ 1.905,81 </text:p>
          </table:table-cell>
          <table:table-cell table:style-name="ce10" office:value-type="float" office:value="1176.69">
            <text:p><text:s/>€ 1.176,6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70">
            <text:p>7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732.98">
            <text:p><text:s/>€ 1.732,98 </text:p>
          </table:table-cell>
          <table:table-cell table:style-name="ce10" office:value-type="float" office:value="1826.96">
            <text:p><text:s/>€ 1.826,9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82">
            <text:p>8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965.66">
            <text:p><text:s/>€ 1.965,66 </text:p>
          </table:table-cell>
          <table:table-cell table:style-name="ce10" office:value-type="float" office:value="1958.52">
            <text:p><text:s/>€ 1.958,5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628.63">
            <text:p><text:s/>€ 1.628,63 </text:p>
          </table:table-cell>
          <table:table-cell table:style-name="ce10" office:value-type="float" office:value="1023.16">
            <text:p><text:s/>€ 1.023,1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46">
            <text:p>46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228.29">
            <text:p><text:s/>€ 1.228,29 </text:p>
          </table:table-cell>
          <table:table-cell table:style-name="ce10" office:value-type="float" office:value="1210.85">
            <text:p><text:s/>€ 1.210,8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733.84">
            <text:p><text:s/>€ 1.733,84 </text:p>
          </table:table-cell>
          <table:table-cell table:style-name="ce10" office:value-type="float" office:value="1302.82">
            <text:p><text:s/>€ 1.302,8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4">
            <text:p>94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Isole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107.24">
            <text:p><text:s/>€ 1.107,24 </text:p>
          </table:table-cell>
          <table:table-cell table:style-name="ce10" office:value-type="float" office:value="1380.84">
            <text:p><text:s/>€ 1.380,8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70">
            <text:p>7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678.14">
            <text:p><text:s/>€ 1.678,14 </text:p>
          </table:table-cell>
          <table:table-cell table:style-name="ce10" office:value-type="float" office:value="1250.37">
            <text:p><text:s/>€ 1.250,3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36">
            <text:p>36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433.66">
            <text:p><text:s/>€ 1.433,66 </text:p>
          </table:table-cell>
          <table:table-cell table:style-name="ce10" office:value-type="float" office:value="1152.56">
            <text:p><text:s/>€ 1.152,5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116.71">
            <text:p><text:s/>€ 1.116,71 </text:p>
          </table:table-cell>
          <table:table-cell table:style-name="ce10" office:value-type="float" office:value="1371.72">
            <text:p><text:s/>€ 1.371,7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494.85">
            <text:p><text:s/>€ 1.494,85 </text:p>
          </table:table-cell>
          <table:table-cell table:style-name="ce10" office:value-type="float" office:value="1132.85">
            <text:p><text:s/>€ 1.132,8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69">
            <text:p>6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238.01">
            <text:p><text:s/>€ 1.238,01 </text:p>
          </table:table-cell>
          <table:table-cell table:style-name="ce10" office:value-type="float" office:value="1698.49">
            <text:p><text:s/>€ 1.698,4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783.08">
            <text:p><text:s/>€ 1.783,08 </text:p>
          </table:table-cell>
          <table:table-cell table:style-name="ce10" office:value-type="float" office:value="1811.43">
            <text:p><text:s/>€ 1.811,4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277.26">
            <text:p><text:s/>€ 1.277,26 </text:p>
          </table:table-cell>
          <table:table-cell table:style-name="ce10" office:value-type="float" office:value="1193.58">
            <text:p><text:s/>€ 1.193,58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582.77">
            <text:p><text:s/>€ 1.582,77 </text:p>
          </table:table-cell>
          <table:table-cell table:style-name="ce10" office:value-type="float" office:value="1550.63">
            <text:p><text:s/>€ 1.550,6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33">
            <text:p>33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073.51">
            <text:p><text:s/>€ 1.073,51 </text:p>
          </table:table-cell>
          <table:table-cell table:style-name="ce10" office:value-type="float" office:value="1104.13">
            <text:p><text:s/>€ 1.104,1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880.14">
            <text:p><text:s/>€ 1.880,14 </text:p>
          </table:table-cell>
          <table:table-cell table:style-name="ce10" office:value-type="float" office:value="1055.56">
            <text:p><text:s/>€ 1.055,5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269.08">
            <text:p><text:s/>€ 1.269,08 </text:p>
          </table:table-cell>
          <table:table-cell table:style-name="ce10" office:value-type="float" office:value="1804.56">
            <text:p><text:s/>€ 1.804,5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783.86">
            <text:p><text:s/>€ 1.783,86 </text:p>
          </table:table-cell>
          <table:table-cell table:style-name="ce10" office:value-type="float" office:value="1542.62">
            <text:p><text:s/>€ 1.542,6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81">
            <text:p>8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162.29">
            <text:p><text:s/>€ 1.162,29 </text:p>
          </table:table-cell>
          <table:table-cell table:style-name="ce10" office:value-type="float" office:value="1022.09">
            <text:p><text:s/>€ 1.022,0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77">
            <text:p>7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Rossi</text:p>
          </table:table-cell>
          <table:table-cell table:style-name="ce8" office:value-type="float" office:value="1561.69">
            <text:p><text:s/>€ 1.561,69 </text:p>
          </table:table-cell>
          <table:table-cell table:style-name="ce10" office:value-type="float" office:value="1615.38">
            <text:p><text:s/>€ 1.615,38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Rossi</text:p>
          </table:table-cell>
          <table:table-cell table:style-name="ce8" office:value-type="float" office:value="1700.71">
            <text:p><text:s/>€ 1.700,71 </text:p>
          </table:table-cell>
          <table:table-cell table:style-name="ce10" office:value-type="float" office:value="1910.47">
            <text:p><text:s/>€ 1.910,4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Rossi</text:p>
          </table:table-cell>
          <table:table-cell table:style-name="ce8" office:value-type="float" office:value="1836.32">
            <text:p><text:s/>€ 1.836,32 </text:p>
          </table:table-cell>
          <table:table-cell table:style-name="ce10" office:value-type="float" office:value="1752.49">
            <text:p><text:s/>€ 1.752,4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89">
            <text:p>8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Rossi</text:p>
          </table:table-cell>
          <table:table-cell table:style-name="ce8" office:value-type="float" office:value="1248.17">
            <text:p><text:s/>€ 1.248,17 </text:p>
          </table:table-cell>
          <table:table-cell table:style-name="ce10" office:value-type="float" office:value="1462.86">
            <text:p><text:s/>€ 1.462,8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299.06">
            <text:p><text:s/>€ 1.299,06 </text:p>
          </table:table-cell>
          <table:table-cell table:style-name="ce10" office:value-type="float" office:value="1246">
            <text:p><text:s/>€ 1.246,0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Sud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223.3">
            <text:p><text:s/>€ 1.223,30 </text:p>
          </table:table-cell>
          <table:table-cell table:style-name="ce10" office:value-type="float" office:value="1213.75">
            <text:p><text:s/>€ 1.213,7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848.18">
            <text:p><text:s/>€ 1.848,18 </text:p>
          </table:table-cell>
          <table:table-cell table:style-name="ce10" office:value-type="float" office:value="1156.32">
            <text:p><text:s/>€ 1.156,3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97">
            <text:p>9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522.31">
            <text:p><text:s/>€ 1.522,31 </text:p>
          </table:table-cell>
          <table:table-cell table:style-name="ce10" office:value-type="float" office:value="1836.4">
            <text:p><text:s/>€ 1.836,4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678.08">
            <text:p><text:s/>€ 1.678,08 </text:p>
          </table:table-cell>
          <table:table-cell table:style-name="ce10" office:value-type="float" office:value="1645.59">
            <text:p><text:s/>€ 1.645,5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97">
            <text:p>9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288.11">
            <text:p><text:s/>€ 1.288,11 </text:p>
          </table:table-cell>
          <table:table-cell table:style-name="ce10" office:value-type="float" office:value="1746.61">
            <text:p><text:s/>€ 1.746,61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037.66">
            <text:p><text:s/>€ 1.037,66 </text:p>
          </table:table-cell>
          <table:table-cell table:style-name="ce10" office:value-type="float" office:value="1096.18">
            <text:p><text:s/>€ 1.096,18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97">
            <text:p>9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585.26">
            <text:p><text:s/>€ 1.585,26 </text:p>
          </table:table-cell>
          <table:table-cell table:style-name="ce10" office:value-type="float" office:value="1094.79">
            <text:p><text:s/>€ 1.094,7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73">
            <text:p>73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Sud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657.38">
            <text:p><text:s/>€ 1.657,38 </text:p>
          </table:table-cell>
          <table:table-cell table:style-name="ce10" office:value-type="float" office:value="1347.04">
            <text:p><text:s/>€ 1.347,0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84">
            <text:p>84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762.23">
            <text:p><text:s/>€ 1.762,23 </text:p>
          </table:table-cell>
          <table:table-cell table:style-name="ce10" office:value-type="float" office:value="1070.16">
            <text:p><text:s/>€ 1.070,1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96">
            <text:p>96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246.15">
            <text:p><text:s/>€ 1.246,15 </text:p>
          </table:table-cell>
          <table:table-cell table:style-name="ce10" office:value-type="float" office:value="1623.91">
            <text:p><text:s/>€ 1.623,91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96">
            <text:p>96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683.77">
            <text:p><text:s/>€ 1.683,77 </text:p>
          </table:table-cell>
          <table:table-cell table:style-name="ce10" office:value-type="float" office:value="1562.36">
            <text:p><text:s/>€ 1.562,3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155.61">
            <text:p><text:s/>€ 1.155,61 </text:p>
          </table:table-cell>
          <table:table-cell table:style-name="ce10" office:value-type="float" office:value="1414.87">
            <text:p><text:s/>€ 1.414,8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483.79">
            <text:p><text:s/>€ 1.483,79 </text:p>
          </table:table-cell>
          <table:table-cell table:style-name="ce10" office:value-type="float" office:value="1519.43">
            <text:p><text:s/>€ 1.519,4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421.33">
            <text:p><text:s/>€ 1.421,33 </text:p>
          </table:table-cell>
          <table:table-cell table:style-name="ce10" office:value-type="float" office:value="1051.53">
            <text:p><text:s/>€ 1.051,5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68">
            <text:p>68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616.81">
            <text:p><text:s/>€ 1.616,81 </text:p>
          </table:table-cell>
          <table:table-cell table:style-name="ce10" office:value-type="float" office:value="1905.45">
            <text:p><text:s/>€ 1.905,4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615.81">
            <text:p><text:s/>€ 1.615,81 </text:p>
          </table:table-cell>
          <table:table-cell table:style-name="ce10" office:value-type="float" office:value="1099.49">
            <text:p><text:s/>€ 1.099,4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936.22">
            <text:p><text:s/>€ 1.936,22 </text:p>
          </table:table-cell>
          <table:table-cell table:style-name="ce10" office:value-type="float" office:value="1789.3">
            <text:p><text:s/>€ 1.789,3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513.68">
            <text:p><text:s/>€ 1.513,68 </text:p>
          </table:table-cell>
          <table:table-cell table:style-name="ce10" office:value-type="float" office:value="1090.5">
            <text:p><text:s/>€ 1.090,5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013.72">
            <text:p><text:s/>€ 1.013,72 </text:p>
          </table:table-cell>
          <table:table-cell table:style-name="ce10" office:value-type="float" office:value="1942.99">
            <text:p><text:s/>€ 1.942,9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517.52">
            <text:p><text:s/>€ 1.517,52 </text:p>
          </table:table-cell>
          <table:table-cell table:style-name="ce10" office:value-type="float" office:value="1736.76">
            <text:p><text:s/>€ 1.736,7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92">
            <text:p>92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Centro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272.45">
            <text:p><text:s/>€ 1.272,45 </text:p>
          </table:table-cell>
          <table:table-cell table:style-name="ce10" office:value-type="float" office:value="1984.06">
            <text:p><text:s/>€ 1.984,0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A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518.66">
            <text:p><text:s/>€ 1.518,66 </text:p>
          </table:table-cell>
          <table:table-cell table:style-name="ce10" office:value-type="float" office:value="1011.7">
            <text:p><text:s/>€ 1.011,7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Rossi</text:p>
          </table:table-cell>
          <table:table-cell table:style-name="ce8" office:value-type="float" office:value="1331.07">
            <text:p><text:s/>€ 1.331,07 </text:p>
          </table:table-cell>
          <table:table-cell table:style-name="ce10" office:value-type="float" office:value="1642.19">
            <text:p><text:s/>€ 1.642,1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A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723.4">
            <text:p><text:s/>€ 1.723,40 </text:p>
          </table:table-cell>
          <table:table-cell table:style-name="ce10" office:value-type="float" office:value="1739.88">
            <text:p><text:s/>€ 1.739,88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A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Isole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886.16">
            <text:p><text:s/>€ 1.886,16 </text:p>
          </table:table-cell>
          <table:table-cell table:style-name="ce10" office:value-type="float" office:value="1206.14">
            <text:p><text:s/>€ 1.206,14 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INI</text:p>
          </table:table-cell>
          <table:table-cell table:style-name="ce7" office:value-type="float" office:value="16">
            <text:p>16</text:p>
          </table:table-cell>
          <table:table-cell table:style-name="ce7" office:value-type="string">
            <text:p>A</text:p>
          </table:table-cell>
          <table:table-cell table:style-name="ce7" office:value-type="string">
            <text:p>Colorado</text:p>
          </table:table-cell>
          <table:table-cell table:style-name="ce7" office:value-type="string">
            <text:p>Nord - Ovest</text:p>
          </table:table-cell>
          <table:table-cell table:style-name="ce7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279.46">
            <text:p><text:s/>€ 1.279,46 </text:p>
          </table:table-cell>
          <table:table-cell table:style-name="ce10" office:value-type="float" office:value="1794.15">
            <text:p><text:s/>€ 1.794,15 </text:p>
          </table:table-cell>
          <table:table-cell table:number-columns-repeated="247"/>
        </table:table-row>
        <table:table-row table:style-name="ro1" table:number-rows-repeated="6544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riterio 1" table:style-name="ta2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47" table:default-cell-style-name="ce4"/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Codice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Reparto</text:p>
          </table:table-cell>
          <table:table-cell table:style-name="ce5" office:value-type="string">
            <text:p>Fornitore</text:p>
          </table:table-cell>
          <table:table-cell table:style-name="ce5" office:value-type="string">
            <text:p>Zona</text:p>
          </table:table-cell>
          <table:table-cell table:style-name="ce5" office:value-type="string">
            <text:p>Anno</text:p>
          </table:table-cell>
          <table:table-cell table:style-name="ce5" office:value-type="string">
            <text:p>Agente</text:p>
          </table:table-cell>
          <table:table-cell table:style-name="ce5" office:value-type="string">
            <text:p>Entrate</text:p>
          </table:table-cell>
          <table:table-cell table:style-name="ce9" office:value-type="string">
            <text:p>Uscit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342.37">
            <text:p><text:s/>€ 1.342,37 </text:p>
          </table:table-cell>
          <table:table-cell table:style-name="ce10" office:value-type="float" office:value="1581.7">
            <text:p><text:s/>€ 1.581,7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466.86">
            <text:p><text:s/>€ 1.466,86 </text:p>
          </table:table-cell>
          <table:table-cell table:style-name="ce10" office:value-type="float" office:value="1249.92">
            <text:p><text:s/>€ 1.249,9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817.37">
            <text:p><text:s/>€ 1.817,37 </text:p>
          </table:table-cell>
          <table:table-cell table:style-name="ce10" office:value-type="float" office:value="1630.74">
            <text:p><text:s/>€ 1.630,7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047.52">
            <text:p><text:s/>€ 1.047,52 </text:p>
          </table:table-cell>
          <table:table-cell table:style-name="ce10" office:value-type="float" office:value="1908.16">
            <text:p><text:s/>€ 1.908,1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463.3">
            <text:p><text:s/>€ 1.463,30 </text:p>
          </table:table-cell>
          <table:table-cell table:style-name="ce10" office:value-type="float" office:value="1267.64">
            <text:p><text:s/>€ 1.267,6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63">
            <text:p>6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108.5">
            <text:p><text:s/>€ 1.108,50 </text:p>
          </table:table-cell>
          <table:table-cell table:style-name="ce10" office:value-type="float" office:value="1771.65">
            <text:p><text:s/>€ 1.771,6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573.33">
            <text:p><text:s/>€ 1.573,33 </text:p>
          </table:table-cell>
          <table:table-cell table:style-name="ce10" office:value-type="float" office:value="1853.6">
            <text:p><text:s/>€ 1.853,6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206.8">
            <text:p><text:s/>€ 1.206,80 </text:p>
          </table:table-cell>
          <table:table-cell table:style-name="ce10" office:value-type="float" office:value="1217.05">
            <text:p><text:s/>€ 1.217,0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354.88">
            <text:p><text:s/>€ 1.354,88 </text:p>
          </table:table-cell>
          <table:table-cell table:style-name="ce10" office:value-type="float" office:value="1440.69">
            <text:p><text:s/>€ 1.440,6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63">
            <text:p>6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234.1">
            <text:p><text:s/>€ 1.234,10 </text:p>
          </table:table-cell>
          <table:table-cell table:style-name="ce10" office:value-type="float" office:value="1348.8">
            <text:p><text:s/>€ 1.348,8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83">
            <text:p>8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374.69">
            <text:p><text:s/>€ 1.374,69 </text:p>
          </table:table-cell>
          <table:table-cell table:style-name="ce10" office:value-type="float" office:value="1000.89">
            <text:p><text:s/>€ 1.000,8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71">
            <text:p>7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106.38">
            <text:p><text:s/>€ 1.106,38 </text:p>
          </table:table-cell>
          <table:table-cell table:style-name="ce10" office:value-type="float" office:value="1947.77">
            <text:p><text:s/>€ 1.947,7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882.44">
            <text:p><text:s/>€ 1.882,44 </text:p>
          </table:table-cell>
          <table:table-cell table:style-name="ce10" office:value-type="float" office:value="1609.7">
            <text:p><text:s/>€ 1.609,7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897.08">
            <text:p><text:s/>€ 1.897,08 </text:p>
          </table:table-cell>
          <table:table-cell table:style-name="ce10" office:value-type="float" office:value="1407.4">
            <text:p><text:s/>€ 1.407,4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49">
            <text:p>4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726.22">
            <text:p><text:s/>€ 1.726,22 </text:p>
          </table:table-cell>
          <table:table-cell table:style-name="ce10" office:value-type="float" office:value="1406.25">
            <text:p><text:s/>€ 1.406,2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755.11">
            <text:p><text:s/>€ 1.755,11 </text:p>
          </table:table-cell>
          <table:table-cell table:style-name="ce10" office:value-type="float" office:value="1140.05">
            <text:p><text:s/>€ 1.140,0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821.55">
            <text:p><text:s/>€ 1.821,55 </text:p>
          </table:table-cell>
          <table:table-cell table:style-name="ce10" office:value-type="float" office:value="1674.4">
            <text:p><text:s/>€ 1.674,4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71">
            <text:p>7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680.22">
            <text:p><text:s/>€ 1.680,22 </text:p>
          </table:table-cell>
          <table:table-cell table:style-name="ce10" office:value-type="float" office:value="1682.32">
            <text:p><text:s/>€ 1.682,3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983.36">
            <text:p><text:s/>€ 1.983,36 </text:p>
          </table:table-cell>
          <table:table-cell table:style-name="ce10" office:value-type="float" office:value="1741.36">
            <text:p><text:s/>€ 1.741,3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83">
            <text:p>8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442.19">
            <text:p><text:s/>€ 1.442,19 </text:p>
          </table:table-cell>
          <table:table-cell table:style-name="ce10" office:value-type="float" office:value="1931.64">
            <text:p><text:s/>€ 1.931,6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79">
            <text:p>7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Isole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890.34">
            <text:p><text:s/>€ 1.890,34 </text:p>
          </table:table-cell>
          <table:table-cell table:style-name="ce10" office:value-type="float" office:value="1834.91">
            <text:p><text:s/>€ 1.834,91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38">
            <text:p>38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326.04">
            <text:p><text:s/>€ 1.326,04 </text:p>
          </table:table-cell>
          <table:table-cell table:style-name="ce10" office:value-type="float" office:value="1269.44">
            <text:p><text:s/>€ 1.269,4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67">
            <text:p>6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915.73">
            <text:p><text:s/>€ 1.915,73 </text:p>
          </table:table-cell>
          <table:table-cell table:style-name="ce10" office:value-type="float" office:value="1632.22">
            <text:p><text:s/>€ 1.632,2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67">
            <text:p>6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109.04">
            <text:p><text:s/>€ 1.109,04 </text:p>
          </table:table-cell>
          <table:table-cell table:style-name="ce10" office:value-type="float" office:value="1059.42">
            <text:p><text:s/>€ 1.059,4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67">
            <text:p>6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938.09">
            <text:p><text:s/>€ 1.938,09 </text:p>
          </table:table-cell>
          <table:table-cell table:style-name="ce10" office:value-type="float" office:value="1214.72">
            <text:p><text:s/>€ 1.214,7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A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906.25">
            <text:p><text:s/>€ 1.906,25 </text:p>
          </table:table-cell>
          <table:table-cell table:style-name="ce10" office:value-type="float" office:value="1484.65">
            <text:p><text:s/>€ 1.484,6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953.37">
            <text:p><text:s/>€ 1.953,37 </text:p>
          </table:table-cell>
          <table:table-cell table:style-name="ce10" office:value-type="float" office:value="1252.35">
            <text:p><text:s/>€ 1.252,3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137.76">
            <text:p><text:s/>€ 1.137,76 </text:p>
          </table:table-cell>
          <table:table-cell table:style-name="ce10" office:value-type="float" office:value="1119.42">
            <text:p><text:s/>€ 1.119,4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751.21">
            <text:p><text:s/>€ 1.751,21 </text:p>
          </table:table-cell>
          <table:table-cell table:style-name="ce10" office:value-type="float" office:value="1804.7">
            <text:p><text:s/>€ 1.804,7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44">
            <text:p>44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Isole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309.56">
            <text:p><text:s/>€ 1.309,56 </text:p>
          </table:table-cell>
          <table:table-cell table:style-name="ce10" office:value-type="float" office:value="1416.53">
            <text:p><text:s/>€ 1.416,5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55">
            <text:p>5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926.86">
            <text:p><text:s/>€ 1.926,86 </text:p>
          </table:table-cell>
          <table:table-cell table:style-name="ce10" office:value-type="float" office:value="1940.51">
            <text:p><text:s/>€ 1.940,51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002.33">
            <text:p><text:s/>€ 1.002,33 </text:p>
          </table:table-cell>
          <table:table-cell table:style-name="ce10" office:value-type="float" office:value="1062.52">
            <text:p><text:s/>€ 1.062,5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91">
            <text:p>9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998">
            <text:p><text:s/>€ 1.998,00 </text:p>
          </table:table-cell>
          <table:table-cell table:style-name="ce10" office:value-type="float" office:value="1542.52">
            <text:p><text:s/>€ 1.542,5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30">
            <text:p>3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181.61">
            <text:p><text:s/>€ 1.181,61 </text:p>
          </table:table-cell>
          <table:table-cell table:style-name="ce10" office:value-type="float" office:value="1850.93">
            <text:p><text:s/>€ 1.850,9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78">
            <text:p>78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335.98">
            <text:p><text:s/>€ 1.335,98 </text:p>
          </table:table-cell>
          <table:table-cell table:style-name="ce10" office:value-type="float" office:value="1903.42">
            <text:p><text:s/>€ 1.903,4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62">
            <text:p>6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681.38">
            <text:p><text:s/>€ 1.681,38 </text:p>
          </table:table-cell>
          <table:table-cell table:style-name="ce10" office:value-type="float" office:value="1075.4">
            <text:p><text:s/>€ 1.075,4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629.72">
            <text:p><text:s/>€ 1.629,72 </text:p>
          </table:table-cell>
          <table:table-cell table:style-name="ce10" office:value-type="float" office:value="1649.27">
            <text:p><text:s/>€ 1.649,2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A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527.42">
            <text:p><text:s/>€ 1.527,42 </text:p>
          </table:table-cell>
          <table:table-cell table:style-name="ce10" office:value-type="float" office:value="1956.06">
            <text:p><text:s/>€ 1.956,0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98">
            <text:p>98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822.08">
            <text:p><text:s/>€ 1.822,08 </text:p>
          </table:table-cell>
          <table:table-cell table:style-name="ce10" office:value-type="float" office:value="1862.63">
            <text:p><text:s/>€ 1.862,6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689.41">
            <text:p><text:s/>€ 1.689,41 </text:p>
          </table:table-cell>
          <table:table-cell table:style-name="ce10" office:value-type="float" office:value="1940.27">
            <text:p><text:s/>€ 1.940,2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057.49">
            <text:p><text:s/>€ 1.057,49 </text:p>
          </table:table-cell>
          <table:table-cell table:style-name="ce10" office:value-type="float" office:value="1829.26">
            <text:p><text:s/>€ 1.829,2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26">
            <text:p>26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420.96">
            <text:p><text:s/>€ 1.420,96 </text:p>
          </table:table-cell>
          <table:table-cell table:style-name="ce10" office:value-type="float" office:value="1414.36">
            <text:p><text:s/>€ 1.414,3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98">
            <text:p>98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905.81">
            <text:p><text:s/>€ 1.905,81 </text:p>
          </table:table-cell>
          <table:table-cell table:style-name="ce10" office:value-type="float" office:value="1176.69">
            <text:p><text:s/>€ 1.176,6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70">
            <text:p>7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732.98">
            <text:p><text:s/>€ 1.732,98 </text:p>
          </table:table-cell>
          <table:table-cell table:style-name="ce10" office:value-type="float" office:value="1826.96">
            <text:p><text:s/>€ 1.826,9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82">
            <text:p>8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965.66">
            <text:p><text:s/>€ 1.965,66 </text:p>
          </table:table-cell>
          <table:table-cell table:style-name="ce10" office:value-type="float" office:value="1958.52">
            <text:p><text:s/>€ 1.958,5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628.63">
            <text:p><text:s/>€ 1.628,63 </text:p>
          </table:table-cell>
          <table:table-cell table:style-name="ce10" office:value-type="float" office:value="1023.16">
            <text:p><text:s/>€ 1.023,1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46">
            <text:p>46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228.29">
            <text:p><text:s/>€ 1.228,29 </text:p>
          </table:table-cell>
          <table:table-cell table:style-name="ce10" office:value-type="float" office:value="1210.85">
            <text:p><text:s/>€ 1.210,8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733.84">
            <text:p><text:s/>€ 1.733,84 </text:p>
          </table:table-cell>
          <table:table-cell table:style-name="ce10" office:value-type="float" office:value="1302.82">
            <text:p><text:s/>€ 1.302,8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4">
            <text:p>94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Isole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107.24">
            <text:p><text:s/>€ 1.107,24 </text:p>
          </table:table-cell>
          <table:table-cell table:style-name="ce10" office:value-type="float" office:value="1380.84">
            <text:p><text:s/>€ 1.380,8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70">
            <text:p>7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678.14">
            <text:p><text:s/>€ 1.678,14 </text:p>
          </table:table-cell>
          <table:table-cell table:style-name="ce10" office:value-type="float" office:value="1250.37">
            <text:p><text:s/>€ 1.250,3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36">
            <text:p>36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433.66">
            <text:p><text:s/>€ 1.433,66 </text:p>
          </table:table-cell>
          <table:table-cell table:style-name="ce10" office:value-type="float" office:value="1152.56">
            <text:p><text:s/>€ 1.152,5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116.71">
            <text:p><text:s/>€ 1.116,71 </text:p>
          </table:table-cell>
          <table:table-cell table:style-name="ce10" office:value-type="float" office:value="1371.72">
            <text:p><text:s/>€ 1.371,7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494.85">
            <text:p><text:s/>€ 1.494,85 </text:p>
          </table:table-cell>
          <table:table-cell table:style-name="ce10" office:value-type="float" office:value="1132.85">
            <text:p><text:s/>€ 1.132,8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69">
            <text:p>6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238.01">
            <text:p><text:s/>€ 1.238,01 </text:p>
          </table:table-cell>
          <table:table-cell table:style-name="ce10" office:value-type="float" office:value="1698.49">
            <text:p><text:s/>€ 1.698,4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783.08">
            <text:p><text:s/>€ 1.783,08 </text:p>
          </table:table-cell>
          <table:table-cell table:style-name="ce10" office:value-type="float" office:value="1811.43">
            <text:p><text:s/>€ 1.811,4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277.26">
            <text:p><text:s/>€ 1.277,26 </text:p>
          </table:table-cell>
          <table:table-cell table:style-name="ce10" office:value-type="float" office:value="1193.58">
            <text:p><text:s/>€ 1.193,58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582.77">
            <text:p><text:s/>€ 1.582,77 </text:p>
          </table:table-cell>
          <table:table-cell table:style-name="ce10" office:value-type="float" office:value="1550.63">
            <text:p><text:s/>€ 1.550,6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33">
            <text:p>33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073.51">
            <text:p><text:s/>€ 1.073,51 </text:p>
          </table:table-cell>
          <table:table-cell table:style-name="ce10" office:value-type="float" office:value="1104.13">
            <text:p><text:s/>€ 1.104,1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880.14">
            <text:p><text:s/>€ 1.880,14 </text:p>
          </table:table-cell>
          <table:table-cell table:style-name="ce10" office:value-type="float" office:value="1055.56">
            <text:p><text:s/>€ 1.055,5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269.08">
            <text:p><text:s/>€ 1.269,08 </text:p>
          </table:table-cell>
          <table:table-cell table:style-name="ce10" office:value-type="float" office:value="1804.56">
            <text:p><text:s/>€ 1.804,5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783.86">
            <text:p><text:s/>€ 1.783,86 </text:p>
          </table:table-cell>
          <table:table-cell table:style-name="ce10" office:value-type="float" office:value="1542.62">
            <text:p><text:s/>€ 1.542,6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81">
            <text:p>8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162.29">
            <text:p><text:s/>€ 1.162,29 </text:p>
          </table:table-cell>
          <table:table-cell table:style-name="ce10" office:value-type="float" office:value="1022.09">
            <text:p><text:s/>€ 1.022,0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77">
            <text:p>7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Rossi</text:p>
          </table:table-cell>
          <table:table-cell table:style-name="ce8" office:value-type="float" office:value="1561.69">
            <text:p><text:s/>€ 1.561,69 </text:p>
          </table:table-cell>
          <table:table-cell table:style-name="ce10" office:value-type="float" office:value="1615.38">
            <text:p><text:s/>€ 1.615,38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Rossi</text:p>
          </table:table-cell>
          <table:table-cell table:style-name="ce8" office:value-type="float" office:value="1700.71">
            <text:p><text:s/>€ 1.700,71 </text:p>
          </table:table-cell>
          <table:table-cell table:style-name="ce10" office:value-type="float" office:value="1910.47">
            <text:p><text:s/>€ 1.910,4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Rossi</text:p>
          </table:table-cell>
          <table:table-cell table:style-name="ce8" office:value-type="float" office:value="1836.32">
            <text:p><text:s/>€ 1.836,32 </text:p>
          </table:table-cell>
          <table:table-cell table:style-name="ce10" office:value-type="float" office:value="1752.49">
            <text:p><text:s/>€ 1.752,4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89">
            <text:p>8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Rossi</text:p>
          </table:table-cell>
          <table:table-cell table:style-name="ce8" office:value-type="float" office:value="1248.17">
            <text:p><text:s/>€ 1.248,17 </text:p>
          </table:table-cell>
          <table:table-cell table:style-name="ce10" office:value-type="float" office:value="1462.86">
            <text:p><text:s/>€ 1.462,8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299.06">
            <text:p><text:s/>€ 1.299,06 </text:p>
          </table:table-cell>
          <table:table-cell table:style-name="ce10" office:value-type="float" office:value="1246">
            <text:p><text:s/>€ 1.246,0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Sud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223.3">
            <text:p><text:s/>€ 1.223,30 </text:p>
          </table:table-cell>
          <table:table-cell table:style-name="ce10" office:value-type="float" office:value="1213.75">
            <text:p><text:s/>€ 1.213,7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848.18">
            <text:p><text:s/>€ 1.848,18 </text:p>
          </table:table-cell>
          <table:table-cell table:style-name="ce10" office:value-type="float" office:value="1156.32">
            <text:p><text:s/>€ 1.156,3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97">
            <text:p>9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522.31">
            <text:p><text:s/>€ 1.522,31 </text:p>
          </table:table-cell>
          <table:table-cell table:style-name="ce10" office:value-type="float" office:value="1836.4">
            <text:p><text:s/>€ 1.836,4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678.08">
            <text:p><text:s/>€ 1.678,08 </text:p>
          </table:table-cell>
          <table:table-cell table:style-name="ce10" office:value-type="float" office:value="1645.59">
            <text:p><text:s/>€ 1.645,5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97">
            <text:p>9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288.11">
            <text:p><text:s/>€ 1.288,11 </text:p>
          </table:table-cell>
          <table:table-cell table:style-name="ce10" office:value-type="float" office:value="1746.61">
            <text:p><text:s/>€ 1.746,61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037.66">
            <text:p><text:s/>€ 1.037,66 </text:p>
          </table:table-cell>
          <table:table-cell table:style-name="ce10" office:value-type="float" office:value="1096.18">
            <text:p><text:s/>€ 1.096,18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97">
            <text:p>9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585.26">
            <text:p><text:s/>€ 1.585,26 </text:p>
          </table:table-cell>
          <table:table-cell table:style-name="ce10" office:value-type="float" office:value="1094.79">
            <text:p><text:s/>€ 1.094,7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73">
            <text:p>73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Sud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657.38">
            <text:p><text:s/>€ 1.657,38 </text:p>
          </table:table-cell>
          <table:table-cell table:style-name="ce10" office:value-type="float" office:value="1347.04">
            <text:p><text:s/>€ 1.347,0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84">
            <text:p>84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762.23">
            <text:p><text:s/>€ 1.762,23 </text:p>
          </table:table-cell>
          <table:table-cell table:style-name="ce10" office:value-type="float" office:value="1070.16">
            <text:p><text:s/>€ 1.070,1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96">
            <text:p>96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246.15">
            <text:p><text:s/>€ 1.246,15 </text:p>
          </table:table-cell>
          <table:table-cell table:style-name="ce10" office:value-type="float" office:value="1623.91">
            <text:p><text:s/>€ 1.623,91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96">
            <text:p>96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683.77">
            <text:p><text:s/>€ 1.683,77 </text:p>
          </table:table-cell>
          <table:table-cell table:style-name="ce10" office:value-type="float" office:value="1562.36">
            <text:p><text:s/>€ 1.562,3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155.61">
            <text:p><text:s/>€ 1.155,61 </text:p>
          </table:table-cell>
          <table:table-cell table:style-name="ce10" office:value-type="float" office:value="1414.87">
            <text:p><text:s/>€ 1.414,8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483.79">
            <text:p><text:s/>€ 1.483,79 </text:p>
          </table:table-cell>
          <table:table-cell table:style-name="ce10" office:value-type="float" office:value="1519.43">
            <text:p><text:s/>€ 1.519,4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421.33">
            <text:p><text:s/>€ 1.421,33 </text:p>
          </table:table-cell>
          <table:table-cell table:style-name="ce10" office:value-type="float" office:value="1051.53">
            <text:p><text:s/>€ 1.051,5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68">
            <text:p>68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616.81">
            <text:p><text:s/>€ 1.616,81 </text:p>
          </table:table-cell>
          <table:table-cell table:style-name="ce10" office:value-type="float" office:value="1905.45">
            <text:p><text:s/>€ 1.905,4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615.81">
            <text:p><text:s/>€ 1.615,81 </text:p>
          </table:table-cell>
          <table:table-cell table:style-name="ce10" office:value-type="float" office:value="1099.49">
            <text:p><text:s/>€ 1.099,4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936.22">
            <text:p><text:s/>€ 1.936,22 </text:p>
          </table:table-cell>
          <table:table-cell table:style-name="ce10" office:value-type="float" office:value="1789.3">
            <text:p><text:s/>€ 1.789,3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513.68">
            <text:p><text:s/>€ 1.513,68 </text:p>
          </table:table-cell>
          <table:table-cell table:style-name="ce10" office:value-type="float" office:value="1090.5">
            <text:p><text:s/>€ 1.090,5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013.72">
            <text:p><text:s/>€ 1.013,72 </text:p>
          </table:table-cell>
          <table:table-cell table:style-name="ce10" office:value-type="float" office:value="1942.99">
            <text:p><text:s/>€ 1.942,9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517.52">
            <text:p><text:s/>€ 1.517,52 </text:p>
          </table:table-cell>
          <table:table-cell table:style-name="ce10" office:value-type="float" office:value="1736.76">
            <text:p><text:s/>€ 1.736,7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92">
            <text:p>92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Centro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272.45">
            <text:p><text:s/>€ 1.272,45 </text:p>
          </table:table-cell>
          <table:table-cell table:style-name="ce10" office:value-type="float" office:value="1984.06">
            <text:p><text:s/>€ 1.984,0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A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518.66">
            <text:p><text:s/>€ 1.518,66 </text:p>
          </table:table-cell>
          <table:table-cell table:style-name="ce10" office:value-type="float" office:value="1011.7">
            <text:p><text:s/>€ 1.011,7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Rossi</text:p>
          </table:table-cell>
          <table:table-cell table:style-name="ce8" office:value-type="float" office:value="1331.07">
            <text:p><text:s/>€ 1.331,07 </text:p>
          </table:table-cell>
          <table:table-cell table:style-name="ce10" office:value-type="float" office:value="1642.19">
            <text:p><text:s/>€ 1.642,1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A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723.4">
            <text:p><text:s/>€ 1.723,40 </text:p>
          </table:table-cell>
          <table:table-cell table:style-name="ce10" office:value-type="float" office:value="1739.88">
            <text:p><text:s/>€ 1.739,88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A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Isole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886.16">
            <text:p><text:s/>€ 1.886,16 </text:p>
          </table:table-cell>
          <table:table-cell table:style-name="ce10" office:value-type="float" office:value="1206.14">
            <text:p><text:s/>€ 1.206,14 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INI</text:p>
          </table:table-cell>
          <table:table-cell table:style-name="ce7" office:value-type="float" office:value="16">
            <text:p>16</text:p>
          </table:table-cell>
          <table:table-cell table:style-name="ce7" office:value-type="string">
            <text:p>A</text:p>
          </table:table-cell>
          <table:table-cell table:style-name="ce7" office:value-type="string">
            <text:p>Colorado</text:p>
          </table:table-cell>
          <table:table-cell table:style-name="ce7" office:value-type="string">
            <text:p>Nord - Ovest</text:p>
          </table:table-cell>
          <table:table-cell table:style-name="ce7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279.46">
            <text:p><text:s/>€ 1.279,46 </text:p>
          </table:table-cell>
          <table:table-cell table:style-name="ce10" office:value-type="float" office:value="1794.15">
            <text:p><text:s/>€ 1.794,15 </text:p>
          </table:table-cell>
          <table:table-cell table:number-columns-repeated="247"/>
        </table:table-row>
        <table:table-row table:style-name="ro1" table:number-rows-repeated="6543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riterio 2" table:style-name="ta3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47" table:default-cell-style-name="ce4"/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Codice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Reparto</text:p>
          </table:table-cell>
          <table:table-cell table:style-name="ce5" office:value-type="string">
            <text:p>Fornitore</text:p>
          </table:table-cell>
          <table:table-cell table:style-name="ce5" office:value-type="string">
            <text:p>Zona</text:p>
          </table:table-cell>
          <table:table-cell table:style-name="ce5" office:value-type="string">
            <text:p>Anno</text:p>
          </table:table-cell>
          <table:table-cell table:style-name="ce5" office:value-type="string">
            <text:p>Agente</text:p>
          </table:table-cell>
          <table:table-cell table:style-name="ce5" office:value-type="string">
            <text:p>Entrate</text:p>
          </table:table-cell>
          <table:table-cell table:style-name="ce9" office:value-type="string">
            <text:p>Uscit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342.37">
            <text:p><text:s/>€ 1.342,37 </text:p>
          </table:table-cell>
          <table:table-cell table:style-name="ce10" office:value-type="float" office:value="1581.7">
            <text:p><text:s/>€ 1.581,7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466.86">
            <text:p><text:s/>€ 1.466,86 </text:p>
          </table:table-cell>
          <table:table-cell table:style-name="ce10" office:value-type="float" office:value="1249.92">
            <text:p><text:s/>€ 1.249,9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817.37">
            <text:p><text:s/>€ 1.817,37 </text:p>
          </table:table-cell>
          <table:table-cell table:style-name="ce10" office:value-type="float" office:value="1630.74">
            <text:p><text:s/>€ 1.630,7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047.52">
            <text:p><text:s/>€ 1.047,52 </text:p>
          </table:table-cell>
          <table:table-cell table:style-name="ce10" office:value-type="float" office:value="1908.16">
            <text:p><text:s/>€ 1.908,1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463.3">
            <text:p><text:s/>€ 1.463,30 </text:p>
          </table:table-cell>
          <table:table-cell table:style-name="ce10" office:value-type="float" office:value="1267.64">
            <text:p><text:s/>€ 1.267,6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63">
            <text:p>6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108.5">
            <text:p><text:s/>€ 1.108,50 </text:p>
          </table:table-cell>
          <table:table-cell table:style-name="ce10" office:value-type="float" office:value="1771.65">
            <text:p><text:s/>€ 1.771,6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573.33">
            <text:p><text:s/>€ 1.573,33 </text:p>
          </table:table-cell>
          <table:table-cell table:style-name="ce10" office:value-type="float" office:value="1853.6">
            <text:p><text:s/>€ 1.853,6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206.8">
            <text:p><text:s/>€ 1.206,80 </text:p>
          </table:table-cell>
          <table:table-cell table:style-name="ce10" office:value-type="float" office:value="1217.05">
            <text:p><text:s/>€ 1.217,0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354.88">
            <text:p><text:s/>€ 1.354,88 </text:p>
          </table:table-cell>
          <table:table-cell table:style-name="ce10" office:value-type="float" office:value="1440.69">
            <text:p><text:s/>€ 1.440,6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63">
            <text:p>6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234.1">
            <text:p><text:s/>€ 1.234,10 </text:p>
          </table:table-cell>
          <table:table-cell table:style-name="ce10" office:value-type="float" office:value="1348.8">
            <text:p><text:s/>€ 1.348,8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83">
            <text:p>8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374.69">
            <text:p><text:s/>€ 1.374,69 </text:p>
          </table:table-cell>
          <table:table-cell table:style-name="ce10" office:value-type="float" office:value="1000.89">
            <text:p><text:s/>€ 1.000,8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71">
            <text:p>7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106.38">
            <text:p><text:s/>€ 1.106,38 </text:p>
          </table:table-cell>
          <table:table-cell table:style-name="ce10" office:value-type="float" office:value="1947.77">
            <text:p><text:s/>€ 1.947,7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882.44">
            <text:p><text:s/>€ 1.882,44 </text:p>
          </table:table-cell>
          <table:table-cell table:style-name="ce10" office:value-type="float" office:value="1609.7">
            <text:p><text:s/>€ 1.609,7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897.08">
            <text:p><text:s/>€ 1.897,08 </text:p>
          </table:table-cell>
          <table:table-cell table:style-name="ce10" office:value-type="float" office:value="1407.4">
            <text:p><text:s/>€ 1.407,4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49">
            <text:p>4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726.22">
            <text:p><text:s/>€ 1.726,22 </text:p>
          </table:table-cell>
          <table:table-cell table:style-name="ce10" office:value-type="float" office:value="1406.25">
            <text:p><text:s/>€ 1.406,2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755.11">
            <text:p><text:s/>€ 1.755,11 </text:p>
          </table:table-cell>
          <table:table-cell table:style-name="ce10" office:value-type="float" office:value="1140.05">
            <text:p><text:s/>€ 1.140,0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821.55">
            <text:p><text:s/>€ 1.821,55 </text:p>
          </table:table-cell>
          <table:table-cell table:style-name="ce10" office:value-type="float" office:value="1674.4">
            <text:p><text:s/>€ 1.674,4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71">
            <text:p>7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680.22">
            <text:p><text:s/>€ 1.680,22 </text:p>
          </table:table-cell>
          <table:table-cell table:style-name="ce10" office:value-type="float" office:value="1682.32">
            <text:p><text:s/>€ 1.682,3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983.36">
            <text:p><text:s/>€ 1.983,36 </text:p>
          </table:table-cell>
          <table:table-cell table:style-name="ce10" office:value-type="float" office:value="1741.36">
            <text:p><text:s/>€ 1.741,3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83">
            <text:p>8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442.19">
            <text:p><text:s/>€ 1.442,19 </text:p>
          </table:table-cell>
          <table:table-cell table:style-name="ce10" office:value-type="float" office:value="1931.64">
            <text:p><text:s/>€ 1.931,6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79">
            <text:p>7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Isole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890.34">
            <text:p><text:s/>€ 1.890,34 </text:p>
          </table:table-cell>
          <table:table-cell table:style-name="ce10" office:value-type="float" office:value="1834.91">
            <text:p><text:s/>€ 1.834,91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38">
            <text:p>38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326.04">
            <text:p><text:s/>€ 1.326,04 </text:p>
          </table:table-cell>
          <table:table-cell table:style-name="ce10" office:value-type="float" office:value="1269.44">
            <text:p><text:s/>€ 1.269,4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67">
            <text:p>6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915.73">
            <text:p><text:s/>€ 1.915,73 </text:p>
          </table:table-cell>
          <table:table-cell table:style-name="ce10" office:value-type="float" office:value="1632.22">
            <text:p><text:s/>€ 1.632,2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67">
            <text:p>6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109.04">
            <text:p><text:s/>€ 1.109,04 </text:p>
          </table:table-cell>
          <table:table-cell table:style-name="ce10" office:value-type="float" office:value="1059.42">
            <text:p><text:s/>€ 1.059,4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67">
            <text:p>6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938.09">
            <text:p><text:s/>€ 1.938,09 </text:p>
          </table:table-cell>
          <table:table-cell table:style-name="ce10" office:value-type="float" office:value="1214.72">
            <text:p><text:s/>€ 1.214,7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A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906.25">
            <text:p><text:s/>€ 1.906,25 </text:p>
          </table:table-cell>
          <table:table-cell table:style-name="ce10" office:value-type="float" office:value="1484.65">
            <text:p><text:s/>€ 1.484,6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953.37">
            <text:p><text:s/>€ 1.953,37 </text:p>
          </table:table-cell>
          <table:table-cell table:style-name="ce10" office:value-type="float" office:value="1252.35">
            <text:p><text:s/>€ 1.252,3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137.76">
            <text:p><text:s/>€ 1.137,76 </text:p>
          </table:table-cell>
          <table:table-cell table:style-name="ce10" office:value-type="float" office:value="1119.42">
            <text:p><text:s/>€ 1.119,4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751.21">
            <text:p><text:s/>€ 1.751,21 </text:p>
          </table:table-cell>
          <table:table-cell table:style-name="ce10" office:value-type="float" office:value="1804.7">
            <text:p><text:s/>€ 1.804,7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44">
            <text:p>44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Isole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309.56">
            <text:p><text:s/>€ 1.309,56 </text:p>
          </table:table-cell>
          <table:table-cell table:style-name="ce10" office:value-type="float" office:value="1416.53">
            <text:p><text:s/>€ 1.416,5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55">
            <text:p>5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926.86">
            <text:p><text:s/>€ 1.926,86 </text:p>
          </table:table-cell>
          <table:table-cell table:style-name="ce10" office:value-type="float" office:value="1940.51">
            <text:p><text:s/>€ 1.940,51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002.33">
            <text:p><text:s/>€ 1.002,33 </text:p>
          </table:table-cell>
          <table:table-cell table:style-name="ce10" office:value-type="float" office:value="1062.52">
            <text:p><text:s/>€ 1.062,5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91">
            <text:p>9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998">
            <text:p><text:s/>€ 1.998,00 </text:p>
          </table:table-cell>
          <table:table-cell table:style-name="ce10" office:value-type="float" office:value="1542.52">
            <text:p><text:s/>€ 1.542,5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30">
            <text:p>3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181.61">
            <text:p><text:s/>€ 1.181,61 </text:p>
          </table:table-cell>
          <table:table-cell table:style-name="ce10" office:value-type="float" office:value="1850.93">
            <text:p><text:s/>€ 1.850,9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78">
            <text:p>78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335.98">
            <text:p><text:s/>€ 1.335,98 </text:p>
          </table:table-cell>
          <table:table-cell table:style-name="ce10" office:value-type="float" office:value="1903.42">
            <text:p><text:s/>€ 1.903,4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62">
            <text:p>6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681.38">
            <text:p><text:s/>€ 1.681,38 </text:p>
          </table:table-cell>
          <table:table-cell table:style-name="ce10" office:value-type="float" office:value="1075.4">
            <text:p><text:s/>€ 1.075,4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629.72">
            <text:p><text:s/>€ 1.629,72 </text:p>
          </table:table-cell>
          <table:table-cell table:style-name="ce10" office:value-type="float" office:value="1649.27">
            <text:p><text:s/>€ 1.649,2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A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527.42">
            <text:p><text:s/>€ 1.527,42 </text:p>
          </table:table-cell>
          <table:table-cell table:style-name="ce10" office:value-type="float" office:value="1956.06">
            <text:p><text:s/>€ 1.956,0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98">
            <text:p>98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822.08">
            <text:p><text:s/>€ 1.822,08 </text:p>
          </table:table-cell>
          <table:table-cell table:style-name="ce10" office:value-type="float" office:value="1862.63">
            <text:p><text:s/>€ 1.862,6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689.41">
            <text:p><text:s/>€ 1.689,41 </text:p>
          </table:table-cell>
          <table:table-cell table:style-name="ce10" office:value-type="float" office:value="1940.27">
            <text:p><text:s/>€ 1.940,2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057.49">
            <text:p><text:s/>€ 1.057,49 </text:p>
          </table:table-cell>
          <table:table-cell table:style-name="ce10" office:value-type="float" office:value="1829.26">
            <text:p><text:s/>€ 1.829,2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26">
            <text:p>26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420.96">
            <text:p><text:s/>€ 1.420,96 </text:p>
          </table:table-cell>
          <table:table-cell table:style-name="ce10" office:value-type="float" office:value="1414.36">
            <text:p><text:s/>€ 1.414,3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98">
            <text:p>98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905.81">
            <text:p><text:s/>€ 1.905,81 </text:p>
          </table:table-cell>
          <table:table-cell table:style-name="ce10" office:value-type="float" office:value="1176.69">
            <text:p><text:s/>€ 1.176,6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70">
            <text:p>7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732.98">
            <text:p><text:s/>€ 1.732,98 </text:p>
          </table:table-cell>
          <table:table-cell table:style-name="ce10" office:value-type="float" office:value="1826.96">
            <text:p><text:s/>€ 1.826,9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82">
            <text:p>8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965.66">
            <text:p><text:s/>€ 1.965,66 </text:p>
          </table:table-cell>
          <table:table-cell table:style-name="ce10" office:value-type="float" office:value="1958.52">
            <text:p><text:s/>€ 1.958,5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628.63">
            <text:p><text:s/>€ 1.628,63 </text:p>
          </table:table-cell>
          <table:table-cell table:style-name="ce10" office:value-type="float" office:value="1023.16">
            <text:p><text:s/>€ 1.023,1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46">
            <text:p>46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228.29">
            <text:p><text:s/>€ 1.228,29 </text:p>
          </table:table-cell>
          <table:table-cell table:style-name="ce10" office:value-type="float" office:value="1210.85">
            <text:p><text:s/>€ 1.210,8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733.84">
            <text:p><text:s/>€ 1.733,84 </text:p>
          </table:table-cell>
          <table:table-cell table:style-name="ce10" office:value-type="float" office:value="1302.82">
            <text:p><text:s/>€ 1.302,8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4">
            <text:p>94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Isole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107.24">
            <text:p><text:s/>€ 1.107,24 </text:p>
          </table:table-cell>
          <table:table-cell table:style-name="ce10" office:value-type="float" office:value="1380.84">
            <text:p><text:s/>€ 1.380,8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70">
            <text:p>7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678.14">
            <text:p><text:s/>€ 1.678,14 </text:p>
          </table:table-cell>
          <table:table-cell table:style-name="ce10" office:value-type="float" office:value="1250.37">
            <text:p><text:s/>€ 1.250,3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36">
            <text:p>36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433.66">
            <text:p><text:s/>€ 1.433,66 </text:p>
          </table:table-cell>
          <table:table-cell table:style-name="ce10" office:value-type="float" office:value="1152.56">
            <text:p><text:s/>€ 1.152,5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116.71">
            <text:p><text:s/>€ 1.116,71 </text:p>
          </table:table-cell>
          <table:table-cell table:style-name="ce10" office:value-type="float" office:value="1371.72">
            <text:p><text:s/>€ 1.371,7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494.85">
            <text:p><text:s/>€ 1.494,85 </text:p>
          </table:table-cell>
          <table:table-cell table:style-name="ce10" office:value-type="float" office:value="1132.85">
            <text:p><text:s/>€ 1.132,8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69">
            <text:p>6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238.01">
            <text:p><text:s/>€ 1.238,01 </text:p>
          </table:table-cell>
          <table:table-cell table:style-name="ce10" office:value-type="float" office:value="1698.49">
            <text:p><text:s/>€ 1.698,4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783.08">
            <text:p><text:s/>€ 1.783,08 </text:p>
          </table:table-cell>
          <table:table-cell table:style-name="ce10" office:value-type="float" office:value="1811.43">
            <text:p><text:s/>€ 1.811,4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277.26">
            <text:p><text:s/>€ 1.277,26 </text:p>
          </table:table-cell>
          <table:table-cell table:style-name="ce10" office:value-type="float" office:value="1193.58">
            <text:p><text:s/>€ 1.193,58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582.77">
            <text:p><text:s/>€ 1.582,77 </text:p>
          </table:table-cell>
          <table:table-cell table:style-name="ce10" office:value-type="float" office:value="1550.63">
            <text:p><text:s/>€ 1.550,6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33">
            <text:p>33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073.51">
            <text:p><text:s/>€ 1.073,51 </text:p>
          </table:table-cell>
          <table:table-cell table:style-name="ce10" office:value-type="float" office:value="1104.13">
            <text:p><text:s/>€ 1.104,1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880.14">
            <text:p><text:s/>€ 1.880,14 </text:p>
          </table:table-cell>
          <table:table-cell table:style-name="ce10" office:value-type="float" office:value="1055.56">
            <text:p><text:s/>€ 1.055,5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269.08">
            <text:p><text:s/>€ 1.269,08 </text:p>
          </table:table-cell>
          <table:table-cell table:style-name="ce10" office:value-type="float" office:value="1804.56">
            <text:p><text:s/>€ 1.804,5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783.86">
            <text:p><text:s/>€ 1.783,86 </text:p>
          </table:table-cell>
          <table:table-cell table:style-name="ce10" office:value-type="float" office:value="1542.62">
            <text:p><text:s/>€ 1.542,6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81">
            <text:p>8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162.29">
            <text:p><text:s/>€ 1.162,29 </text:p>
          </table:table-cell>
          <table:table-cell table:style-name="ce10" office:value-type="float" office:value="1022.09">
            <text:p><text:s/>€ 1.022,0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77">
            <text:p>7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Rossi</text:p>
          </table:table-cell>
          <table:table-cell table:style-name="ce8" office:value-type="float" office:value="1561.69">
            <text:p><text:s/>€ 1.561,69 </text:p>
          </table:table-cell>
          <table:table-cell table:style-name="ce10" office:value-type="float" office:value="1615.38">
            <text:p><text:s/>€ 1.615,38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Rossi</text:p>
          </table:table-cell>
          <table:table-cell table:style-name="ce8" office:value-type="float" office:value="1700.71">
            <text:p><text:s/>€ 1.700,71 </text:p>
          </table:table-cell>
          <table:table-cell table:style-name="ce10" office:value-type="float" office:value="1910.47">
            <text:p><text:s/>€ 1.910,4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Rossi</text:p>
          </table:table-cell>
          <table:table-cell table:style-name="ce8" office:value-type="float" office:value="1836.32">
            <text:p><text:s/>€ 1.836,32 </text:p>
          </table:table-cell>
          <table:table-cell table:style-name="ce10" office:value-type="float" office:value="1752.49">
            <text:p><text:s/>€ 1.752,4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89">
            <text:p>8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Rossi</text:p>
          </table:table-cell>
          <table:table-cell table:style-name="ce8" office:value-type="float" office:value="1248.17">
            <text:p><text:s/>€ 1.248,17 </text:p>
          </table:table-cell>
          <table:table-cell table:style-name="ce10" office:value-type="float" office:value="1462.86">
            <text:p><text:s/>€ 1.462,8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299.06">
            <text:p><text:s/>€ 1.299,06 </text:p>
          </table:table-cell>
          <table:table-cell table:style-name="ce10" office:value-type="float" office:value="1246">
            <text:p><text:s/>€ 1.246,0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Sud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223.3">
            <text:p><text:s/>€ 1.223,30 </text:p>
          </table:table-cell>
          <table:table-cell table:style-name="ce10" office:value-type="float" office:value="1213.75">
            <text:p><text:s/>€ 1.213,7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848.18">
            <text:p><text:s/>€ 1.848,18 </text:p>
          </table:table-cell>
          <table:table-cell table:style-name="ce10" office:value-type="float" office:value="1156.32">
            <text:p><text:s/>€ 1.156,3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97">
            <text:p>9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522.31">
            <text:p><text:s/>€ 1.522,31 </text:p>
          </table:table-cell>
          <table:table-cell table:style-name="ce10" office:value-type="float" office:value="1836.4">
            <text:p><text:s/>€ 1.836,4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678.08">
            <text:p><text:s/>€ 1.678,08 </text:p>
          </table:table-cell>
          <table:table-cell table:style-name="ce10" office:value-type="float" office:value="1645.59">
            <text:p><text:s/>€ 1.645,5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97">
            <text:p>9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288.11">
            <text:p><text:s/>€ 1.288,11 </text:p>
          </table:table-cell>
          <table:table-cell table:style-name="ce10" office:value-type="float" office:value="1746.61">
            <text:p><text:s/>€ 1.746,61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037.66">
            <text:p><text:s/>€ 1.037,66 </text:p>
          </table:table-cell>
          <table:table-cell table:style-name="ce10" office:value-type="float" office:value="1096.18">
            <text:p><text:s/>€ 1.096,18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97">
            <text:p>9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585.26">
            <text:p><text:s/>€ 1.585,26 </text:p>
          </table:table-cell>
          <table:table-cell table:style-name="ce10" office:value-type="float" office:value="1094.79">
            <text:p><text:s/>€ 1.094,7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73">
            <text:p>73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Sud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657.38">
            <text:p><text:s/>€ 1.657,38 </text:p>
          </table:table-cell>
          <table:table-cell table:style-name="ce10" office:value-type="float" office:value="1347.04">
            <text:p><text:s/>€ 1.347,0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84">
            <text:p>84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762.23">
            <text:p><text:s/>€ 1.762,23 </text:p>
          </table:table-cell>
          <table:table-cell table:style-name="ce10" office:value-type="float" office:value="1070.16">
            <text:p><text:s/>€ 1.070,1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96">
            <text:p>96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246.15">
            <text:p><text:s/>€ 1.246,15 </text:p>
          </table:table-cell>
          <table:table-cell table:style-name="ce10" office:value-type="float" office:value="1623.91">
            <text:p><text:s/>€ 1.623,91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96">
            <text:p>96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683.77">
            <text:p><text:s/>€ 1.683,77 </text:p>
          </table:table-cell>
          <table:table-cell table:style-name="ce10" office:value-type="float" office:value="1562.36">
            <text:p><text:s/>€ 1.562,3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155.61">
            <text:p><text:s/>€ 1.155,61 </text:p>
          </table:table-cell>
          <table:table-cell table:style-name="ce10" office:value-type="float" office:value="1414.87">
            <text:p><text:s/>€ 1.414,8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483.79">
            <text:p><text:s/>€ 1.483,79 </text:p>
          </table:table-cell>
          <table:table-cell table:style-name="ce10" office:value-type="float" office:value="1519.43">
            <text:p><text:s/>€ 1.519,4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421.33">
            <text:p><text:s/>€ 1.421,33 </text:p>
          </table:table-cell>
          <table:table-cell table:style-name="ce10" office:value-type="float" office:value="1051.53">
            <text:p><text:s/>€ 1.051,5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68">
            <text:p>68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616.81">
            <text:p><text:s/>€ 1.616,81 </text:p>
          </table:table-cell>
          <table:table-cell table:style-name="ce10" office:value-type="float" office:value="1905.45">
            <text:p><text:s/>€ 1.905,4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615.81">
            <text:p><text:s/>€ 1.615,81 </text:p>
          </table:table-cell>
          <table:table-cell table:style-name="ce10" office:value-type="float" office:value="1099.49">
            <text:p><text:s/>€ 1.099,4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936.22">
            <text:p><text:s/>€ 1.936,22 </text:p>
          </table:table-cell>
          <table:table-cell table:style-name="ce10" office:value-type="float" office:value="1789.3">
            <text:p><text:s/>€ 1.789,3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513.68">
            <text:p><text:s/>€ 1.513,68 </text:p>
          </table:table-cell>
          <table:table-cell table:style-name="ce10" office:value-type="float" office:value="1090.5">
            <text:p><text:s/>€ 1.090,5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013.72">
            <text:p><text:s/>€ 1.013,72 </text:p>
          </table:table-cell>
          <table:table-cell table:style-name="ce10" office:value-type="float" office:value="1942.99">
            <text:p><text:s/>€ 1.942,9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517.52">
            <text:p><text:s/>€ 1.517,52 </text:p>
          </table:table-cell>
          <table:table-cell table:style-name="ce10" office:value-type="float" office:value="1736.76">
            <text:p><text:s/>€ 1.736,7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92">
            <text:p>92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Centro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272.45">
            <text:p><text:s/>€ 1.272,45 </text:p>
          </table:table-cell>
          <table:table-cell table:style-name="ce10" office:value-type="float" office:value="1984.06">
            <text:p><text:s/>€ 1.984,0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A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518.66">
            <text:p><text:s/>€ 1.518,66 </text:p>
          </table:table-cell>
          <table:table-cell table:style-name="ce10" office:value-type="float" office:value="1011.7">
            <text:p><text:s/>€ 1.011,7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Rossi</text:p>
          </table:table-cell>
          <table:table-cell table:style-name="ce8" office:value-type="float" office:value="1331.07">
            <text:p><text:s/>€ 1.331,07 </text:p>
          </table:table-cell>
          <table:table-cell table:style-name="ce10" office:value-type="float" office:value="1642.19">
            <text:p><text:s/>€ 1.642,1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A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723.4">
            <text:p><text:s/>€ 1.723,40 </text:p>
          </table:table-cell>
          <table:table-cell table:style-name="ce10" office:value-type="float" office:value="1739.88">
            <text:p><text:s/>€ 1.739,88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A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Isole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886.16">
            <text:p><text:s/>€ 1.886,16 </text:p>
          </table:table-cell>
          <table:table-cell table:style-name="ce10" office:value-type="float" office:value="1206.14">
            <text:p><text:s/>€ 1.206,14 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INI</text:p>
          </table:table-cell>
          <table:table-cell table:style-name="ce7" office:value-type="float" office:value="16">
            <text:p>16</text:p>
          </table:table-cell>
          <table:table-cell table:style-name="ce7" office:value-type="string">
            <text:p>A</text:p>
          </table:table-cell>
          <table:table-cell table:style-name="ce7" office:value-type="string">
            <text:p>Colorado</text:p>
          </table:table-cell>
          <table:table-cell table:style-name="ce7" office:value-type="string">
            <text:p>Nord - Ovest</text:p>
          </table:table-cell>
          <table:table-cell table:style-name="ce7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279.46">
            <text:p><text:s/>€ 1.279,46 </text:p>
          </table:table-cell>
          <table:table-cell table:style-name="ce10" office:value-type="float" office:value="1794.15">
            <text:p><text:s/>€ 1.794,15 </text:p>
          </table:table-cell>
          <table:table-cell table:number-columns-repeated="247"/>
        </table:table-row>
        <table:table-row table:style-name="ro1" table:number-rows-repeated="6543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riterio 3" table:style-name="ta4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47" table:default-cell-style-name="ce4"/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Codice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Reparto</text:p>
          </table:table-cell>
          <table:table-cell table:style-name="ce5" office:value-type="string">
            <text:p>Fornitore</text:p>
          </table:table-cell>
          <table:table-cell table:style-name="ce5" office:value-type="string">
            <text:p>Zona</text:p>
          </table:table-cell>
          <table:table-cell table:style-name="ce5" office:value-type="string">
            <text:p>Anno</text:p>
          </table:table-cell>
          <table:table-cell table:style-name="ce5" office:value-type="string">
            <text:p>Agente</text:p>
          </table:table-cell>
          <table:table-cell table:style-name="ce5" office:value-type="string">
            <text:p>Entrate</text:p>
          </table:table-cell>
          <table:table-cell table:style-name="ce9" office:value-type="string">
            <text:p>Uscit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342.37">
            <text:p><text:s/>€ 1.342,37 </text:p>
          </table:table-cell>
          <table:table-cell table:style-name="ce10" office:value-type="float" office:value="1581.7">
            <text:p><text:s/>€ 1.581,7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466.86">
            <text:p><text:s/>€ 1.466,86 </text:p>
          </table:table-cell>
          <table:table-cell table:style-name="ce10" office:value-type="float" office:value="1249.92">
            <text:p><text:s/>€ 1.249,9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817.37">
            <text:p><text:s/>€ 1.817,37 </text:p>
          </table:table-cell>
          <table:table-cell table:style-name="ce10" office:value-type="float" office:value="1630.74">
            <text:p><text:s/>€ 1.630,7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047.52">
            <text:p><text:s/>€ 1.047,52 </text:p>
          </table:table-cell>
          <table:table-cell table:style-name="ce10" office:value-type="float" office:value="1908.16">
            <text:p><text:s/>€ 1.908,1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463.3">
            <text:p><text:s/>€ 1.463,30 </text:p>
          </table:table-cell>
          <table:table-cell table:style-name="ce10" office:value-type="float" office:value="1267.64">
            <text:p><text:s/>€ 1.267,6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63">
            <text:p>6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108.5">
            <text:p><text:s/>€ 1.108,50 </text:p>
          </table:table-cell>
          <table:table-cell table:style-name="ce10" office:value-type="float" office:value="1771.65">
            <text:p><text:s/>€ 1.771,6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573.33">
            <text:p><text:s/>€ 1.573,33 </text:p>
          </table:table-cell>
          <table:table-cell table:style-name="ce10" office:value-type="float" office:value="1853.6">
            <text:p><text:s/>€ 1.853,6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206.8">
            <text:p><text:s/>€ 1.206,80 </text:p>
          </table:table-cell>
          <table:table-cell table:style-name="ce10" office:value-type="float" office:value="1217.05">
            <text:p><text:s/>€ 1.217,0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354.88">
            <text:p><text:s/>€ 1.354,88 </text:p>
          </table:table-cell>
          <table:table-cell table:style-name="ce10" office:value-type="float" office:value="1440.69">
            <text:p><text:s/>€ 1.440,6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63">
            <text:p>6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234.1">
            <text:p><text:s/>€ 1.234,10 </text:p>
          </table:table-cell>
          <table:table-cell table:style-name="ce10" office:value-type="float" office:value="1348.8">
            <text:p><text:s/>€ 1.348,8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83">
            <text:p>8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374.69">
            <text:p><text:s/>€ 1.374,69 </text:p>
          </table:table-cell>
          <table:table-cell table:style-name="ce10" office:value-type="float" office:value="1000.89">
            <text:p><text:s/>€ 1.000,8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71">
            <text:p>7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106.38">
            <text:p><text:s/>€ 1.106,38 </text:p>
          </table:table-cell>
          <table:table-cell table:style-name="ce10" office:value-type="float" office:value="1947.77">
            <text:p><text:s/>€ 1.947,7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882.44">
            <text:p><text:s/>€ 1.882,44 </text:p>
          </table:table-cell>
          <table:table-cell table:style-name="ce10" office:value-type="float" office:value="1609.7">
            <text:p><text:s/>€ 1.609,7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897.08">
            <text:p><text:s/>€ 1.897,08 </text:p>
          </table:table-cell>
          <table:table-cell table:style-name="ce10" office:value-type="float" office:value="1407.4">
            <text:p><text:s/>€ 1.407,4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49">
            <text:p>4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726.22">
            <text:p><text:s/>€ 1.726,22 </text:p>
          </table:table-cell>
          <table:table-cell table:style-name="ce10" office:value-type="float" office:value="1406.25">
            <text:p><text:s/>€ 1.406,2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755.11">
            <text:p><text:s/>€ 1.755,11 </text:p>
          </table:table-cell>
          <table:table-cell table:style-name="ce10" office:value-type="float" office:value="1140.05">
            <text:p><text:s/>€ 1.140,0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821.55">
            <text:p><text:s/>€ 1.821,55 </text:p>
          </table:table-cell>
          <table:table-cell table:style-name="ce10" office:value-type="float" office:value="1674.4">
            <text:p><text:s/>€ 1.674,4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71">
            <text:p>7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680.22">
            <text:p><text:s/>€ 1.680,22 </text:p>
          </table:table-cell>
          <table:table-cell table:style-name="ce10" office:value-type="float" office:value="1682.32">
            <text:p><text:s/>€ 1.682,3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983.36">
            <text:p><text:s/>€ 1.983,36 </text:p>
          </table:table-cell>
          <table:table-cell table:style-name="ce10" office:value-type="float" office:value="1741.36">
            <text:p><text:s/>€ 1.741,3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83">
            <text:p>8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Rossi</text:p>
          </table:table-cell>
          <table:table-cell table:style-name="ce8" office:value-type="float" office:value="1442.19">
            <text:p><text:s/>€ 1.442,19 </text:p>
          </table:table-cell>
          <table:table-cell table:style-name="ce10" office:value-type="float" office:value="1931.64">
            <text:p><text:s/>€ 1.931,6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79">
            <text:p>7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Isole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890.34">
            <text:p><text:s/>€ 1.890,34 </text:p>
          </table:table-cell>
          <table:table-cell table:style-name="ce10" office:value-type="float" office:value="1834.91">
            <text:p><text:s/>€ 1.834,91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38">
            <text:p>38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326.04">
            <text:p><text:s/>€ 1.326,04 </text:p>
          </table:table-cell>
          <table:table-cell table:style-name="ce10" office:value-type="float" office:value="1269.44">
            <text:p><text:s/>€ 1.269,4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67">
            <text:p>6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915.73">
            <text:p><text:s/>€ 1.915,73 </text:p>
          </table:table-cell>
          <table:table-cell table:style-name="ce10" office:value-type="float" office:value="1632.22">
            <text:p><text:s/>€ 1.632,2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67">
            <text:p>6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109.04">
            <text:p><text:s/>€ 1.109,04 </text:p>
          </table:table-cell>
          <table:table-cell table:style-name="ce10" office:value-type="float" office:value="1059.42">
            <text:p><text:s/>€ 1.059,4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67">
            <text:p>6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938.09">
            <text:p><text:s/>€ 1.938,09 </text:p>
          </table:table-cell>
          <table:table-cell table:style-name="ce10" office:value-type="float" office:value="1214.72">
            <text:p><text:s/>€ 1.214,7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A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906.25">
            <text:p><text:s/>€ 1.906,25 </text:p>
          </table:table-cell>
          <table:table-cell table:style-name="ce10" office:value-type="float" office:value="1484.65">
            <text:p><text:s/>€ 1.484,6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953.37">
            <text:p><text:s/>€ 1.953,37 </text:p>
          </table:table-cell>
          <table:table-cell table:style-name="ce10" office:value-type="float" office:value="1252.35">
            <text:p><text:s/>€ 1.252,3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137.76">
            <text:p><text:s/>€ 1.137,76 </text:p>
          </table:table-cell>
          <table:table-cell table:style-name="ce10" office:value-type="float" office:value="1119.42">
            <text:p><text:s/>€ 1.119,4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751.21">
            <text:p><text:s/>€ 1.751,21 </text:p>
          </table:table-cell>
          <table:table-cell table:style-name="ce10" office:value-type="float" office:value="1804.7">
            <text:p><text:s/>€ 1.804,7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44">
            <text:p>44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Isole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309.56">
            <text:p><text:s/>€ 1.309,56 </text:p>
          </table:table-cell>
          <table:table-cell table:style-name="ce10" office:value-type="float" office:value="1416.53">
            <text:p><text:s/>€ 1.416,5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55">
            <text:p>5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926.86">
            <text:p><text:s/>€ 1.926,86 </text:p>
          </table:table-cell>
          <table:table-cell table:style-name="ce10" office:value-type="float" office:value="1940.51">
            <text:p><text:s/>€ 1.940,51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002.33">
            <text:p><text:s/>€ 1.002,33 </text:p>
          </table:table-cell>
          <table:table-cell table:style-name="ce10" office:value-type="float" office:value="1062.52">
            <text:p><text:s/>€ 1.062,5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91">
            <text:p>9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Verdi</text:p>
          </table:table-cell>
          <table:table-cell table:style-name="ce8" office:value-type="float" office:value="1998">
            <text:p><text:s/>€ 1.998,00 </text:p>
          </table:table-cell>
          <table:table-cell table:style-name="ce10" office:value-type="float" office:value="1542.52">
            <text:p><text:s/>€ 1.542,5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30">
            <text:p>3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181.61">
            <text:p><text:s/>€ 1.181,61 </text:p>
          </table:table-cell>
          <table:table-cell table:style-name="ce10" office:value-type="float" office:value="1850.93">
            <text:p><text:s/>€ 1.850,9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78">
            <text:p>78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335.98">
            <text:p><text:s/>€ 1.335,98 </text:p>
          </table:table-cell>
          <table:table-cell table:style-name="ce10" office:value-type="float" office:value="1903.42">
            <text:p><text:s/>€ 1.903,4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62">
            <text:p>6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681.38">
            <text:p><text:s/>€ 1.681,38 </text:p>
          </table:table-cell>
          <table:table-cell table:style-name="ce10" office:value-type="float" office:value="1075.4">
            <text:p><text:s/>€ 1.075,4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629.72">
            <text:p><text:s/>€ 1.629,72 </text:p>
          </table:table-cell>
          <table:table-cell table:style-name="ce10" office:value-type="float" office:value="1649.27">
            <text:p><text:s/>€ 1.649,2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A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527.42">
            <text:p><text:s/>€ 1.527,42 </text:p>
          </table:table-cell>
          <table:table-cell table:style-name="ce10" office:value-type="float" office:value="1956.06">
            <text:p><text:s/>€ 1.956,0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98">
            <text:p>98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822.08">
            <text:p><text:s/>€ 1.822,08 </text:p>
          </table:table-cell>
          <table:table-cell table:style-name="ce10" office:value-type="float" office:value="1862.63">
            <text:p><text:s/>€ 1.862,6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689.41">
            <text:p><text:s/>€ 1.689,41 </text:p>
          </table:table-cell>
          <table:table-cell table:style-name="ce10" office:value-type="float" office:value="1940.27">
            <text:p><text:s/>€ 1.940,2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057.49">
            <text:p><text:s/>€ 1.057,49 </text:p>
          </table:table-cell>
          <table:table-cell table:style-name="ce10" office:value-type="float" office:value="1829.26">
            <text:p><text:s/>€ 1.829,2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26">
            <text:p>26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420.96">
            <text:p><text:s/>€ 1.420,96 </text:p>
          </table:table-cell>
          <table:table-cell table:style-name="ce10" office:value-type="float" office:value="1414.36">
            <text:p><text:s/>€ 1.414,3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98">
            <text:p>98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905.81">
            <text:p><text:s/>€ 1.905,81 </text:p>
          </table:table-cell>
          <table:table-cell table:style-name="ce10" office:value-type="float" office:value="1176.69">
            <text:p><text:s/>€ 1.176,6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70">
            <text:p>7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732.98">
            <text:p><text:s/>€ 1.732,98 </text:p>
          </table:table-cell>
          <table:table-cell table:style-name="ce10" office:value-type="float" office:value="1826.96">
            <text:p><text:s/>€ 1.826,9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82">
            <text:p>8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965.66">
            <text:p><text:s/>€ 1.965,66 </text:p>
          </table:table-cell>
          <table:table-cell table:style-name="ce10" office:value-type="float" office:value="1958.52">
            <text:p><text:s/>€ 1.958,5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628.63">
            <text:p><text:s/>€ 1.628,63 </text:p>
          </table:table-cell>
          <table:table-cell table:style-name="ce10" office:value-type="float" office:value="1023.16">
            <text:p><text:s/>€ 1.023,1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46">
            <text:p>46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228.29">
            <text:p><text:s/>€ 1.228,29 </text:p>
          </table:table-cell>
          <table:table-cell table:style-name="ce10" office:value-type="float" office:value="1210.85">
            <text:p><text:s/>€ 1.210,8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733.84">
            <text:p><text:s/>€ 1.733,84 </text:p>
          </table:table-cell>
          <table:table-cell table:style-name="ce10" office:value-type="float" office:value="1302.82">
            <text:p><text:s/>€ 1.302,8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4">
            <text:p>94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Isole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107.24">
            <text:p><text:s/>€ 1.107,24 </text:p>
          </table:table-cell>
          <table:table-cell table:style-name="ce10" office:value-type="float" office:value="1380.84">
            <text:p><text:s/>€ 1.380,8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70">
            <text:p>7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678.14">
            <text:p><text:s/>€ 1.678,14 </text:p>
          </table:table-cell>
          <table:table-cell table:style-name="ce10" office:value-type="float" office:value="1250.37">
            <text:p><text:s/>€ 1.250,3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36">
            <text:p>36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433.66">
            <text:p><text:s/>€ 1.433,66 </text:p>
          </table:table-cell>
          <table:table-cell table:style-name="ce10" office:value-type="float" office:value="1152.56">
            <text:p><text:s/>€ 1.152,5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Verdi</text:p>
          </table:table-cell>
          <table:table-cell table:style-name="ce8" office:value-type="float" office:value="1116.71">
            <text:p><text:s/>€ 1.116,71 </text:p>
          </table:table-cell>
          <table:table-cell table:style-name="ce10" office:value-type="float" office:value="1371.72">
            <text:p><text:s/>€ 1.371,7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Centro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Bianchi</text:p>
          </table:table-cell>
          <table:table-cell table:style-name="ce8" office:value-type="float" office:value="1494.85">
            <text:p><text:s/>€ 1.494,85 </text:p>
          </table:table-cell>
          <table:table-cell table:style-name="ce10" office:value-type="float" office:value="1132.85">
            <text:p><text:s/>€ 1.132,8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69">
            <text:p>6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238.01">
            <text:p><text:s/>€ 1.238,01 </text:p>
          </table:table-cell>
          <table:table-cell table:style-name="ce10" office:value-type="float" office:value="1698.49">
            <text:p><text:s/>€ 1.698,4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783.08">
            <text:p><text:s/>€ 1.783,08 </text:p>
          </table:table-cell>
          <table:table-cell table:style-name="ce10" office:value-type="float" office:value="1811.43">
            <text:p><text:s/>€ 1.811,4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277.26">
            <text:p><text:s/>€ 1.277,26 </text:p>
          </table:table-cell>
          <table:table-cell table:style-name="ce10" office:value-type="float" office:value="1193.58">
            <text:p><text:s/>€ 1.193,58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582.77">
            <text:p><text:s/>€ 1.582,77 </text:p>
          </table:table-cell>
          <table:table-cell table:style-name="ce10" office:value-type="float" office:value="1550.63">
            <text:p><text:s/>€ 1.550,6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33">
            <text:p>33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Sud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073.51">
            <text:p><text:s/>€ 1.073,51 </text:p>
          </table:table-cell>
          <table:table-cell table:style-name="ce10" office:value-type="float" office:value="1104.13">
            <text:p><text:s/>€ 1.104,1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880.14">
            <text:p><text:s/>€ 1.880,14 </text:p>
          </table:table-cell>
          <table:table-cell table:style-name="ce10" office:value-type="float" office:value="1055.56">
            <text:p><text:s/>€ 1.055,5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3">
            <text:p>2003</text:p>
          </table:table-cell>
          <table:table-cell table:style-name="ce6" office:value-type="string">
            <text:p>Rossi</text:p>
          </table:table-cell>
          <table:table-cell table:style-name="ce8" office:value-type="float" office:value="1269.08">
            <text:p><text:s/>€ 1.269,08 </text:p>
          </table:table-cell>
          <table:table-cell table:style-name="ce10" office:value-type="float" office:value="1804.56">
            <text:p><text:s/>€ 1.804,5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783.86">
            <text:p><text:s/>€ 1.783,86 </text:p>
          </table:table-cell>
          <table:table-cell table:style-name="ce10" office:value-type="float" office:value="1542.62">
            <text:p><text:s/>€ 1.542,6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81">
            <text:p>8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Bianchi</text:p>
          </table:table-cell>
          <table:table-cell table:style-name="ce8" office:value-type="float" office:value="1162.29">
            <text:p><text:s/>€ 1.162,29 </text:p>
          </table:table-cell>
          <table:table-cell table:style-name="ce10" office:value-type="float" office:value="1022.09">
            <text:p><text:s/>€ 1.022,0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77">
            <text:p>7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Rossi</text:p>
          </table:table-cell>
          <table:table-cell table:style-name="ce8" office:value-type="float" office:value="1561.69">
            <text:p><text:s/>€ 1.561,69 </text:p>
          </table:table-cell>
          <table:table-cell table:style-name="ce10" office:value-type="float" office:value="1615.38">
            <text:p><text:s/>€ 1.615,38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Rossi</text:p>
          </table:table-cell>
          <table:table-cell table:style-name="ce8" office:value-type="float" office:value="1700.71">
            <text:p><text:s/>€ 1.700,71 </text:p>
          </table:table-cell>
          <table:table-cell table:style-name="ce10" office:value-type="float" office:value="1910.47">
            <text:p><text:s/>€ 1.910,4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Rossi</text:p>
          </table:table-cell>
          <table:table-cell table:style-name="ce8" office:value-type="float" office:value="1836.32">
            <text:p><text:s/>€ 1.836,32 </text:p>
          </table:table-cell>
          <table:table-cell table:style-name="ce10" office:value-type="float" office:value="1752.49">
            <text:p><text:s/>€ 1.752,4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89">
            <text:p>89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Isole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Rossi</text:p>
          </table:table-cell>
          <table:table-cell table:style-name="ce8" office:value-type="float" office:value="1248.17">
            <text:p><text:s/>€ 1.248,17 </text:p>
          </table:table-cell>
          <table:table-cell table:style-name="ce10" office:value-type="float" office:value="1462.86">
            <text:p><text:s/>€ 1.462,8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299.06">
            <text:p><text:s/>€ 1.299,06 </text:p>
          </table:table-cell>
          <table:table-cell table:style-name="ce10" office:value-type="float" office:value="1246">
            <text:p><text:s/>€ 1.246,0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Sud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223.3">
            <text:p><text:s/>€ 1.223,30 </text:p>
          </table:table-cell>
          <table:table-cell table:style-name="ce10" office:value-type="float" office:value="1213.75">
            <text:p><text:s/>€ 1.213,7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848.18">
            <text:p><text:s/>€ 1.848,18 </text:p>
          </table:table-cell>
          <table:table-cell table:style-name="ce10" office:value-type="float" office:value="1156.32">
            <text:p><text:s/>€ 1.156,32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97">
            <text:p>9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522.31">
            <text:p><text:s/>€ 1.522,31 </text:p>
          </table:table-cell>
          <table:table-cell table:style-name="ce10" office:value-type="float" office:value="1836.4">
            <text:p><text:s/>€ 1.836,4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678.08">
            <text:p><text:s/>€ 1.678,08 </text:p>
          </table:table-cell>
          <table:table-cell table:style-name="ce10" office:value-type="float" office:value="1645.59">
            <text:p><text:s/>€ 1.645,5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97">
            <text:p>9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288.11">
            <text:p><text:s/>€ 1.288,11 </text:p>
          </table:table-cell>
          <table:table-cell table:style-name="ce10" office:value-type="float" office:value="1746.61">
            <text:p><text:s/>€ 1.746,61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037.66">
            <text:p><text:s/>€ 1.037,66 </text:p>
          </table:table-cell>
          <table:table-cell table:style-name="ce10" office:value-type="float" office:value="1096.18">
            <text:p><text:s/>€ 1.096,18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97">
            <text:p>97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Centro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585.26">
            <text:p><text:s/>€ 1.585,26 </text:p>
          </table:table-cell>
          <table:table-cell table:style-name="ce10" office:value-type="float" office:value="1094.79">
            <text:p><text:s/>€ 1.094,7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73">
            <text:p>73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Sud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Verdi</text:p>
          </table:table-cell>
          <table:table-cell table:style-name="ce8" office:value-type="float" office:value="1657.38">
            <text:p><text:s/>€ 1.657,38 </text:p>
          </table:table-cell>
          <table:table-cell table:style-name="ce10" office:value-type="float" office:value="1347.04">
            <text:p><text:s/>€ 1.347,04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84">
            <text:p>84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762.23">
            <text:p><text:s/>€ 1.762,23 </text:p>
          </table:table-cell>
          <table:table-cell table:style-name="ce10" office:value-type="float" office:value="1070.16">
            <text:p><text:s/>€ 1.070,1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96">
            <text:p>96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246.15">
            <text:p><text:s/>€ 1.246,15 </text:p>
          </table:table-cell>
          <table:table-cell table:style-name="ce10" office:value-type="float" office:value="1623.91">
            <text:p><text:s/>€ 1.623,91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96">
            <text:p>96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683.77">
            <text:p><text:s/>€ 1.683,77 </text:p>
          </table:table-cell>
          <table:table-cell table:style-name="ce10" office:value-type="float" office:value="1562.36">
            <text:p><text:s/>€ 1.562,3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Isole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Bianchi</text:p>
          </table:table-cell>
          <table:table-cell table:style-name="ce8" office:value-type="float" office:value="1155.61">
            <text:p><text:s/>€ 1.155,61 </text:p>
          </table:table-cell>
          <table:table-cell table:style-name="ce10" office:value-type="float" office:value="1414.87">
            <text:p><text:s/>€ 1.414,87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483.79">
            <text:p><text:s/>€ 1.483,79 </text:p>
          </table:table-cell>
          <table:table-cell table:style-name="ce10" office:value-type="float" office:value="1519.43">
            <text:p><text:s/>€ 1.519,4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421.33">
            <text:p><text:s/>€ 1.421,33 </text:p>
          </table:table-cell>
          <table:table-cell table:style-name="ce10" office:value-type="float" office:value="1051.53">
            <text:p><text:s/>€ 1.051,53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68">
            <text:p>68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616.81">
            <text:p><text:s/>€ 1.616,81 </text:p>
          </table:table-cell>
          <table:table-cell table:style-name="ce10" office:value-type="float" office:value="1905.45">
            <text:p><text:s/>€ 1.905,45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615.81">
            <text:p><text:s/>€ 1.615,81 </text:p>
          </table:table-cell>
          <table:table-cell table:style-name="ce10" office:value-type="float" office:value="1099.49">
            <text:p><text:s/>€ 1.099,4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GG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936.22">
            <text:p><text:s/>€ 1.936,22 </text:p>
          </table:table-cell>
          <table:table-cell table:style-name="ce10" office:value-type="float" office:value="1789.3">
            <text:p><text:s/>€ 1.789,3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513.68">
            <text:p><text:s/>€ 1.513,68 </text:p>
          </table:table-cell>
          <table:table-cell table:style-name="ce10" office:value-type="float" office:value="1090.5">
            <text:p><text:s/>€ 1.090,5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ynch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2">
            <text:p>2002</text:p>
          </table:table-cell>
          <table:table-cell table:style-name="ce6" office:value-type="string">
            <text:p>Bianchi</text:p>
          </table:table-cell>
          <table:table-cell table:style-name="ce8" office:value-type="float" office:value="1013.72">
            <text:p><text:s/>€ 1.013,72 </text:p>
          </table:table-cell>
          <table:table-cell table:style-name="ce10" office:value-type="float" office:value="1942.99">
            <text:p><text:s/>€ 1.942,9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PA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Sud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517.52">
            <text:p><text:s/>€ 1.517,52 </text:p>
          </table:table-cell>
          <table:table-cell table:style-name="ce10" office:value-type="float" office:value="1736.76">
            <text:p><text:s/>€ 1.736,7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T</text:p>
          </table:table-cell>
          <table:table-cell table:style-name="ce6" office:value-type="float" office:value="92">
            <text:p>92</text:p>
          </table:table-cell>
          <table:table-cell table:style-name="ce6" office:value-type="string">
            <text:p>A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Centro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Rossi</text:p>
          </table:table-cell>
          <table:table-cell table:style-name="ce8" office:value-type="float" office:value="1272.45">
            <text:p><text:s/>€ 1.272,45 </text:p>
          </table:table-cell>
          <table:table-cell table:style-name="ce10" office:value-type="float" office:value="1984.06">
            <text:p><text:s/>€ 1.984,06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A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518.66">
            <text:p><text:s/>€ 1.518,66 </text:p>
          </table:table-cell>
          <table:table-cell table:style-name="ce10" office:value-type="float" office:value="1011.7">
            <text:p><text:s/>€ 1.011,70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B</text:p>
          </table:table-cell>
          <table:table-cell table:style-name="ce6" office:value-type="string">
            <text:p>Dini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4">
            <text:p>2004</text:p>
          </table:table-cell>
          <table:table-cell table:style-name="ce6" office:value-type="string">
            <text:p>Rossi</text:p>
          </table:table-cell>
          <table:table-cell table:style-name="ce8" office:value-type="float" office:value="1331.07">
            <text:p><text:s/>€ 1.331,07 </text:p>
          </table:table-cell>
          <table:table-cell table:style-name="ce10" office:value-type="float" office:value="1642.19">
            <text:p><text:s/>€ 1.642,19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NI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A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Nord - Ovest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723.4">
            <text:p><text:s/>€ 1.723,40 </text:p>
          </table:table-cell>
          <table:table-cell table:style-name="ce10" office:value-type="float" office:value="1739.88">
            <text:p><text:s/>€ 1.739,88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US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A</text:p>
          </table:table-cell>
          <table:table-cell table:style-name="ce6" office:value-type="string">
            <text:p>Colorado</text:p>
          </table:table-cell>
          <table:table-cell table:style-name="ce6" office:value-type="string">
            <text:p>Isole</text:p>
          </table:table-cell>
          <table:table-cell table:style-name="ce6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886.16">
            <text:p><text:s/>€ 1.886,16 </text:p>
          </table:table-cell>
          <table:table-cell table:style-name="ce10" office:value-type="float" office:value="1206.14">
            <text:p><text:s/>€ 1.206,14 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INI</text:p>
          </table:table-cell>
          <table:table-cell table:style-name="ce7" office:value-type="float" office:value="16">
            <text:p>16</text:p>
          </table:table-cell>
          <table:table-cell table:style-name="ce7" office:value-type="string">
            <text:p>A</text:p>
          </table:table-cell>
          <table:table-cell table:style-name="ce7" office:value-type="string">
            <text:p>Colorado</text:p>
          </table:table-cell>
          <table:table-cell table:style-name="ce7" office:value-type="string">
            <text:p>Nord - Ovest</text:p>
          </table:table-cell>
          <table:table-cell table:style-name="ce7" office:value-type="float" office:value="2005">
            <text:p>2005</text:p>
          </table:table-cell>
          <table:table-cell table:style-name="ce6" office:value-type="string">
            <text:p>Verdi</text:p>
          </table:table-cell>
          <table:table-cell table:style-name="ce8" office:value-type="float" office:value="1279.46">
            <text:p><text:s/>€ 1.279,46 </text:p>
          </table:table-cell>
          <table:table-cell table:style-name="ce10" office:value-type="float" office:value="1794.15">
            <text:p><text:s/>€ 1.794,15 </text:p>
          </table:table-cell>
          <table:table-cell table:number-columns-repeated="247"/>
        </table:table-row>
        <table:table-row table:style-name="ro1" table:number-rows-repeated="6543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Excel_BuiltIn__FilterDatabase_2" table:base-cell-address="$Dati.$A$1" table:cell-range-address="$'Criterio 1'.$A$5:.$I$98"/>
        <table:named-range table:name="Excel_BuiltIn__FilterDatabase_3" table:base-cell-address="$Dati.$A$1" table:cell-range-address="$'Criterio 2'.$A$5:.$I$98"/>
        <table:named-range table:name="Excel_BuiltIn__FilterDatabase_4" table:base-cell-address="$Dati.$A$1" table:cell-range-address="$'Criterio 3'.$A$5:.$I$98"/>
        <table:named-range table:name="Excel_BuiltIn__FilterDatabase_1" table:base-cell-address="$Dati.$A$1" table:cell-range-address="$Dati.$A$1:.$I$9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5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2">12/07/2006</text:date>, <text:time>22.57.3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Dati" style:display-name="PageStyle_Dati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riterio_20_1" style:display-name="PageStyle_Criterio 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riterio_20_2" style:display-name="PageStyle_Criterio 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riterio_20_3" style:display-name="PageStyle_Criterio 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5-10-01T18:17:05</meta:creation-date>
    <dc:creator>Marco</dc:creator>
    <dc:date>2006-07-12T22:56:38</dc:date>
    <meta:print-date>2006-07-12T22:57:22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4" meta:cell-count="3384"/>
  </office:meta>
</office:document-meta>
</file>